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 style:master-page-name="Standard">
      <style:table-properties style:width="14.998cm" fo:margin-left="-0.062cm" style:page-number="auto" table:align="left" style:writing-mode="lr-tb"/>
    </style:style>
    <style:style style:name="表格1.A" style:family="table-column">
      <style:table-column-properties style:column-width="14.99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4.998cm" fo:margin-left="-0.062cm" table:align="left" style:writing-mode="lr-tb"/>
    </style:style>
    <style:style style:name="表格2.A" style:family="table-column">
      <style:table-column-properties style:column-width="2.272cm"/>
    </style:style>
    <style:style style:name="表格2.B" style:family="table-column">
      <style:table-column-properties style:column-width="8.89cm"/>
    </style:style>
    <style:style style:name="表格2.C" style:family="table-column">
      <style:table-column-properties style:column-width="3.836cm"/>
    </style:style>
    <style:style style:name="表格2.1" style:family="table-row">
      <style:table-row-properties style:min-row-height="0.635cm"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.4" style:family="table-row">
      <style:table-row-properties fo:keep-together="always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A6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2.C6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none" fo:border-bottom="0.75pt solid #000000" style:writing-mode="lr-tb"/>
    </style:style>
    <style:style style:name="表格2.7" style:family="table-row">
      <style:table-row-properties fo:keep-together="always"/>
    </style:style>
    <style:style style:name="表格2.8" style:family="table-row">
      <style:table-row-properties fo:keep-together="always"/>
    </style:style>
    <style:style style:name="表格2.9" style:family="table-row">
      <style:table-row-properties fo:keep-together="always"/>
    </style:style>
    <style:style style:name="表格2.10" style:family="table-row">
      <style:table-row-properties fo:keep-together="always"/>
    </style:style>
    <style:style style:name="表格2.11" style:family="table-row">
      <style:table-row-properties fo:keep-together="always"/>
    </style:style>
    <style:style style:name="表格2.12" style:family="table-row">
      <style:table-row-properties fo:keep-together="auto"/>
    </style:style>
    <style:style style:name="表格2.13" style:family="table-row">
      <style:table-row-properties fo:keep-together="always"/>
    </style:style>
    <style:style style:name="表格2.14" style:family="table-row">
      <style:table-row-properties style:min-row-height="4.904cm" fo:keep-together="always"/>
    </style:style>
    <style:style style:name="P1" style:family="paragraph" style:parent-style-name="Header">
      <style:text-properties fo:color="#595959" fo:font-size="8pt" style:font-size-asian="8pt"/>
    </style:style>
    <style:style style:name="P2" style:family="paragraph" style:parent-style-name="Standard">
      <style:paragraph-properties fo:margin-left="-0.25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思源黑體 Normal" fo:font-size="18pt" style:font-name-asian="思源黑體 Normal" style:font-size-asian="18pt" style:font-name-complex="標楷體"/>
    </style:style>
    <style:style style:name="P4" style:family="paragraph" style:parent-style-name="Standard">
      <style:paragraph-properties fo:text-align="center" style:justify-single-word="false"/>
      <style:text-properties style:font-name="思源黑體 Normal" fo:font-size="18pt" officeooo:paragraph-rsid="0019b400" style:font-name-asian="思源黑體 Normal" style:font-size-asian="18pt" style:font-name-complex="標楷體"/>
    </style:style>
    <style:style style:name="P5" style:family="paragraph" style:parent-style-name="Standard">
      <style:text-properties style:font-name="思源黑體 Normal" style:font-name-asian="思源黑體 Normal" style:font-name-complex="標楷體"/>
    </style:style>
    <style:style style:name="P6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思源黑體 Normal" style:font-name-asian="思源黑體 Normal" style:font-name-complex="標楷體"/>
    </style:style>
    <style:style style:name="P8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思源黑體 Normal" style:font-name-asian="思源黑體 Normal" style:font-name-complex="標楷體"/>
    </style:style>
    <style:style style:name="P10" style:family="paragraph" style:parent-style-name="Standard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1" style:family="paragraph" style:parent-style-name="Standard">
      <style:paragraph-properties style:snap-to-layout-grid="false"/>
      <style:text-properties style:font-name="思源黑體 Normal" officeooo:rsid="001616a1" officeooo:paragraph-rsid="0019b400" style:font-name-asian="思源黑體 Normal" style:font-name-complex="標楷體"/>
    </style:style>
    <style:style style:name="P12" style:family="paragraph" style:parent-style-name="Standard">
      <style:paragraph-properties fo:text-align="center" style:justify-single-word="false"/>
      <style:text-properties style:font-name="思源黑體 Normal" fo:font-size="16pt" fo:font-weight="bold" style:font-name-asian="思源黑體 Normal" style:font-size-asian="16pt" style:font-weight-asian="bold" style:font-name-complex="標楷體"/>
    </style:style>
    <style:style style:name="P13" style:family="paragraph" style:parent-style-name="Standard">
      <style:text-properties style:font-name="Lato" fo:font-size="24pt" officeooo:rsid="001616a1" officeooo:paragraph-rsid="001616a1" style:font-name-asian="思源黑體 Normal" style:font-size-asian="24pt" style:font-name-complex="標楷體" style:font-size-complex="24pt"/>
    </style:style>
    <style:style style:name="P14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思源黑體 Normal" fo:font-size="16pt" style:font-name-asian="思源黑體 Normal" style:font-size-asian="16pt" style:font-name-complex="標楷體"/>
    </style:style>
    <style:style style:name="P15" style:family="paragraph" style:parent-style-name="Preformatted_20_Text">
      <style:text-properties fo:color="#696969"/>
    </style:style>
    <style:style style:name="P16" style:family="paragraph" style:parent-style-name="Preformatted_20_Text">
      <style:text-properties fo:color="#696969" officeooo:paragraph-rsid="002b32d8"/>
    </style:style>
    <style:style style:name="P17" style:family="paragraph" style:parent-style-name="Preformatted_20_Text">
      <style:text-properties fo:color="#000000"/>
    </style:style>
    <style:style style:name="P18" style:family="paragraph" style:parent-style-name="Preformatted_20_Text">
      <style:text-properties fo:color="#000000" officeooo:paragraph-rsid="002b32d8"/>
    </style:style>
    <style:style style:name="P19" style:family="paragraph" style:parent-style-name="Preformatted_20_Text">
      <style:text-properties fo:color="#800080"/>
    </style:style>
    <style:style style:name="P20" style:family="paragraph" style:parent-style-name="Preformatted_20_Text">
      <style:text-properties fo:color="#800080" officeooo:paragraph-rsid="002b32d8"/>
    </style:style>
    <style:style style:name="P21" style:family="paragraph" style:parent-style-name="Preformatted_20_Text">
      <style:text-properties officeooo:paragraph-rsid="002b32d8"/>
    </style:style>
    <style:style style:name="P22" style:family="paragraph" style:parent-style-name="Header">
      <style:text-properties fo:color="#595959" fo:font-size="8pt" style:font-size-asian="8pt"/>
    </style:style>
    <style:style style:name="P23" style:family="paragraph" style:parent-style-name="Heading_20_1">
      <style:paragraph-properties fo:break-before="page"/>
      <style:text-properties style:use-window-font-color="true" style:font-name="Lato" fo:font-size="24pt" fo:language="en" fo:country="US" fo:font-weight="normal" officeooo:rsid="001616a1" style:letter-kerning="true" style:font-name-asian="思源黑體 Normal" style:font-size-asian="24pt" style:language-asian="zh" style:country-asian="TW" style:font-weight-asian="normal" style:font-name-complex="標楷體" style:font-size-complex="24pt" style:language-complex="ar" style:country-complex="SA" style:font-weight-complex="normal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40015a"/>
    </style:style>
    <style:style style:name="T5" style:family="text">
      <style:text-properties fo:color="#666616"/>
    </style:style>
    <style:style style:name="T6" style:family="text">
      <style:text-properties fo:color="#800080"/>
    </style:style>
    <style:style style:name="T7" style:family="text">
      <style:text-properties fo:color="#400000"/>
    </style:style>
    <style:style style:name="T8" style:family="text">
      <style:text-properties fo:color="#808030"/>
    </style:style>
    <style:style style:name="T9" style:family="text">
      <style:text-properties fo:color="#603000"/>
    </style:style>
    <style:style style:name="T10" style:family="text">
      <style:text-properties fo:color="#0000e6"/>
    </style:style>
    <style:style style:name="T11" style:family="text">
      <style:text-properties fo:color="#008c00"/>
    </style:style>
    <style:style style:name="T12" style:family="text">
      <style:text-properties fo:color="#696969"/>
    </style:style>
    <style:style style:name="T13" style:family="text">
      <style:text-properties officeooo:rsid="0019b400"/>
    </style:style>
    <style:style style:name="T14" style:family="text">
      <style:text-properties fo:color="#000000"/>
    </style:style>
    <style:style style:name="T15" style:family="text">
      <style:text-properties officeooo:rsid="002b32d8"/>
    </style:style>
    <style:style style:name="T16" style:family="text">
      <style:text-properties fo:color="#008000"/>
    </style:style>
    <style:style style:name="T17" style:family="text">
      <style:text-properties fo:color="#7d0045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91cm" draw:visible-area-height="1.018cm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dotte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計算機程式語言</text:p>
          </table:table-cell>
        </table:table-row>
      </table:table>
      <text:p text:style-name="P6"/>
      <text:p text:style-name="P4">作　　業　　六</text:p>
      <text:p text:style-name="P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8">姓名</text:p>
          </table:table-cell>
          <table:table-cell table:style-name="表格2.B1" table:number-columns-spanned="2" office:value-type="string">
            <text:p text:style-name="P10">潘廣霖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學號</text:p>
          </table:table-cell>
          <table:table-cell table:style-name="表格2.B1" table:number-columns-spanned="2" office:value-type="string">
            <text:p text:style-name="P10">B03203004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原始程式</text:p>
            <text:p text:style-name="P8">檔名</text:p>
          </table:table-cell>
          <table:table-cell table:style-name="表格2.B1" table:number-columns-spanned="2" office:value-type="string">
            <text:p text:style-name="P11">HW0<text:span text:style-name="T15">6_002</text:span>.cpp <text:span text:style-name="T13">(</text:span>_ <text:span text:style-name="T13">= [A-B])</text:span></text:p>
          </table:table-cell>
          <table:covered-table-cell/>
        </table:table-row>
        <table:table-row table:style-name="表格2.4">
          <table:table-cell table:style-name="表格2.B1" table:number-columns-spanned="3" office:value-type="string">
            <text:p text:style-name="P14">評　分　項　目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8">分數比重</text:p>
          </table:table-cell>
          <table:table-cell table:style-name="表格2.A1" office:value-type="string">
            <text:p text:style-name="P8">項 <text:s text:c="17"/>目</text:p>
          </table:table-cell>
          <table:table-cell table:style-name="表格2.B1" office:value-type="string">
            <text:p text:style-name="P8">得 <text:s text:c="3"/>分</text:p>
          </table:table-cell>
        </table:table-row>
        <table:table-row table:style-name="表格2.6">
          <table:table-cell table:style-name="表格2.A6" office:value-type="string">
            <text:p text:style-name="P9"/>
            <text:p text:style-name="P8">40%</text:p>
            <text:p text:style-name="P8"/>
          </table:table-cell>
          <table:table-cell table:style-name="表格2.A6" office:value-type="string">
            <text:p text:style-name="P7"/>
            <text:p text:style-name="P6">程式是否能正確執行?</text:p>
          </table:table-cell>
          <table:table-cell table:style-name="表格2.C6" office:value-type="string">
            <text:p text:style-name="P9"/>
            <text:p text:style-name="P8"/>
          </table:table-cell>
        </table:table-row>
        <table:table-row table:style-name="表格2.7">
          <table:table-cell table:style-name="表格2.A1" table:number-rows-spanned="5" office:value-type="string">
            <text:p text:style-name="P9"/>
            <text:p text:style-name="P8"/>
            <text:p text:style-name="P8">40%</text:p>
            <text:p text:style-name="P8"/>
            <text:p text:style-name="P8"/>
          </table:table-cell>
          <table:table-cell table:style-name="表格2.A1" office:value-type="string">
            <text:p text:style-name="P6">程式之使用者介面與輸出結果?</text:p>
          </table:table-cell>
          <table:table-cell table:style-name="表格2.B1" table:number-rows-spanned="5" office:value-type="string">
            <text:p text:style-name="P9"/>
            <text:p text:style-name="P8"/>
          </table:table-cell>
        </table:table-row>
        <table:table-row table:style-name="表格2.8">
          <table:covered-table-cell/>
          <table:table-cell table:style-name="表格2.A1" office:value-type="string">
            <text:p text:style-name="P6">是否有繳交原始程式檔與執行檔?</text:p>
          </table:table-cell>
          <table:covered-table-cell/>
        </table:table-row>
        <table:table-row table:style-name="表格2.9">
          <table:covered-table-cell/>
          <table:table-cell table:style-name="表格2.A1" office:value-type="string">
            <text:p text:style-name="P6">程式中的註解是否恰當?</text:p>
          </table:table-cell>
          <table:covered-table-cell/>
        </table:table-row>
        <table:table-row table:style-name="表格2.10">
          <table:covered-table-cell/>
          <table:table-cell table:style-name="表格2.A1" office:value-type="string">
            <text:p text:style-name="P6">程式之結構與邏輯是否正確?</text:p>
          </table:table-cell>
          <table:covered-table-cell/>
        </table:table-row>
        <table:table-row table:style-name="表格2.11">
          <table:covered-table-cell/>
          <table:table-cell table:style-name="表格2.A1" office:value-type="string">
            <text:p text:style-name="P6">程式碼的格式是否合乎要求?</text:p>
          </table:table-cell>
          <table:covered-table-cell/>
        </table:table-row>
        <table:table-row table:style-name="表格2.12">
          <table:table-cell table:style-name="表格2.A1" office:value-type="string">
            <text:p text:style-name="P9"/>
            <text:p text:style-name="P8">20%</text:p>
            <text:p text:style-name="P8"/>
          </table:table-cell>
          <table:table-cell table:style-name="表格2.A1" office:value-type="string">
            <text:p text:style-name="P7"/>
            <text:p text:style-name="P6">程式之綜合評分</text:p>
          </table:table-cell>
          <table:table-cell table:style-name="表格2.B1" office:value-type="string">
            <text:p text:style-name="P9"/>
            <text:p text:style-name="P8"/>
          </table:table-cell>
        </table:table-row>
        <table:table-row table:style-name="表格2.13">
          <table:table-cell table:style-name="表格2.A1" table:number-columns-spanned="2" office:value-type="string">
            <text:p text:style-name="P12">總 <text:s text:c="4"/>分</text:p>
          </table:table-cell>
          <table:covered-table-cell/>
          <table:table-cell table:style-name="表格2.B1" office:value-type="string">
            <text:p text:style-name="P9"/>
          </table:table-cell>
        </table:table-row>
        <table:table-row table:style-name="表格2.14">
          <table:table-cell table:style-name="表格2.B1" table:number-columns-spanned="3" office:value-type="string">
            <text:p text:style-name="P6">評語：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ext:p text:style-name="P13"><text:soft-page-break/>A.</text:p>
      <text:p text:style-name="P19"/>
      <text:p text:style-name="P15">//================================================================</text:p>
      <text:p text:style-name="P15">// <text:s/>PROGRAMMER <text:s/>: 潘廣霖</text:p>
      <text:p text:style-name="P15">// <text:s/>DATE <text:s text:c="7"/>: 2015-12-17</text:p>
      <text:p text:style-name="P15">// <text:s/>FILENAME <text:s text:c="3"/>: HW06A002.CPP</text:p>
      <text:p text:style-name="P15">// <text:s/>DESCRIPTION : A usable bridge game card shuffler.</text:p>
      <text:p text:style-name="P15">//================================================================</text:p>
      <text:p text:style-name="Preformatted_20_Text"/>
      <text:section text:style-name="Sect1" text:name="區段1">
        <text:p text:style-name="P17"><text:span text:style-name="T1">#include </text:span><text:span text:style-name="T2">"</text:span><text:span text:style-name="T4">stdafx.h</text:span><text:span text:style-name="T2">"</text:span></text:p>
        <text:p text:style-name="Preformatted_20_Text"/>
        <text:p text:style-name="P17"><text:span text:style-name="T1">#include</text:span><text:span text:style-name="T2">&lt;</text:span><text:span text:style-name="T4">ctime</text:span><text:span text:style-name="T2">&gt;</text:span></text:p>
        <text:p text:style-name="P17"><text:span text:style-name="T1">#include</text:span><text:span text:style-name="T2">&lt;</text:span><text:span text:style-name="T4">cstdlib</text:span><text:span text:style-name="T2">&gt;</text:span></text:p>
        <text:p text:style-name="P17"><text:span text:style-name="T1">#include</text:span><text:span text:style-name="T2">&lt;</text:span><text:span text:style-name="T4">string</text:span><text:span text:style-name="T2">&gt;</text:span></text:p>
        <text:p text:style-name="P17"><text:span text:style-name="T1">#include</text:span><text:span text:style-name="T2">&lt;</text:span><text:span text:style-name="T4">fstream</text:span><text:span text:style-name="T2">&gt;</text:span></text:p>
        <text:p text:style-name="P17"><text:span text:style-name="T1">#include</text:span><text:span text:style-name="T2">&lt;</text:span><text:span text:style-name="T4">iostream</text:span><text:span text:style-name="T2">&gt;</text:span></text:p>
        <text:p text:style-name="P17"><text:span text:style-name="T1">#include</text:span><text:span text:style-name="T2">&lt;</text:span><text:span text:style-name="T4">iomanip</text:span><text:span text:style-name="T2">&gt;</text:span></text:p>
        <text:p text:style-name="P17"><text:span text:style-name="T1">#include</text:span><text:span text:style-name="T2">&lt;</text:span><text:span text:style-name="T4">cmath</text:span><text:span text:style-name="T2">&gt;</text:span></text:p>
        <text:p text:style-name="P17"><text:span text:style-name="T1">#include</text:span><text:span text:style-name="T2">&lt;</text:span><text:span text:style-name="T4">algorithm</text:span><text:span text:style-name="T2">&gt;</text:span></text:p>
        <text:p text:style-name="P17"><text:span text:style-name="T1">#include </text:span><text:span text:style-name="T2">"</text:span><text:span text:style-name="T4">windows.h</text:span><text:span text:style-name="T2">"</text:span><text:span text:style-name="T1"> </text:span></text:p>
        <text:p text:style-name="Preformatted_20_Text"/>
        <text:p text:style-name="P17"><text:span text:style-name="T3">using</text:span> <text:span text:style-name="T3">namespace</text:span> System<text:span text:style-name="T6">;</text:span></text:p>
        <text:p text:style-name="P17"><text:span text:style-name="T3">using</text:span> <text:span text:style-name="T3">namespace</text:span> <text:span text:style-name="T5">std</text:span><text:span text:style-name="T6">;</text:span></text:p>
        <text:p text:style-name="Preformatted_20_Text"/>
        <text:p text:style-name="P15">// non-printable characters for Windows command line</text:p>
        <text:p text:style-name="P15">// club, diamond, heart, spade, respectively</text:p>
        <text:p text:style-name="P17"><text:span text:style-name="T3">static</text:span> <text:span text:style-name="T3">const</text:span> <text:span text:style-name="T3">char</text:span> POKER_FALLBACK<text:span text:style-name="T8">[]</text:span> <text:span text:style-name="T8">=</text:span> <text:span text:style-name="T6">{</text:span> <text:s/><text:span text:style-name="T10">'C'</text:span><text:span text:style-name="T8">,</text:span> <text:s/><text:span text:style-name="T10">'D'</text:span><text:span text:style-name="T8">,</text:span> <text:s/><text:span text:style-name="T10">'H'</text:span><text:span text:style-name="T8">,</text:span> <text:s/><text:span text:style-name="T10">'S'</text:span> <text:span text:style-name="T6">};</text:span></text:p>
        <text:p text:style-name="P17"><text:span text:style-name="T3">static</text:span> <text:span text:style-name="T3">const</text:span> <text:span text:style-name="T3">char</text:span> POKER_PATTERN<text:span text:style-name="T8">[]</text:span> <text:s/><text:span text:style-name="T8">=</text:span> <text:span text:style-name="T6">{</text:span> <text:span text:style-name="T10">'\5'</text:span><text:span text:style-name="T8">,</text:span> <text:span text:style-name="T10">'\4'</text:span><text:span text:style-name="T8">,</text:span> <text:span text:style-name="T10">'\3'</text:span><text:span text:style-name="T8">,</text:span> <text:span text:style-name="T10">'\6'</text:span> <text:span text:style-name="T6">};</text:span></text:p>
        <text:p text:style-name="Preformatted_20_Text"/>
        <text:p text:style-name="P17"><text:span text:style-name="T3">void</text:span> printPoker<text:span text:style-name="T8">(</text:span><text:span text:style-name="T9">ostream</text:span><text:span text:style-name="T8">&amp;</text:span> os<text:span text:style-name="T8">,</text:span> <text:span text:style-name="T3">int</text:span> k<text:span text:style-name="T8">,</text:span> <text:span text:style-name="T3">bool</text:span> fallback <text:span text:style-name="T8">=</text:span> <text:span text:style-name="T3">false</text:span><text:span text:style-name="T8">)</text:span> <text:span text:style-name="T6">{</text:span></text:p>
        <text:p text:style-name="P17"><text:s text:c="4"/><text:span text:style-name="T3">int</text:span> sym <text:span text:style-name="T8">=</text:span> k <text:span text:style-name="T8">/</text:span> <text:span text:style-name="T11">13</text:span><text:span text:style-name="T6">;</text:span></text:p>
        <text:p text:style-name="P17"><text:s text:c="4"/><text:span text:style-name="T3">if</text:span> <text:span text:style-name="T8">(</text:span>sym <text:span text:style-name="T8">==</text:span> <text:span text:style-name="T11">1</text:span> <text:span text:style-name="T8">||</text:span> sym <text:span text:style-name="T8">==</text:span> <text:span text:style-name="T11">2</text:span><text:span text:style-name="T8">)</text:span></text:p>
        <text:p text:style-name="P17"><text:s text:c="8"/>Console<text:span text:style-name="T6">::</text:span>ForegroundColor <text:span text:style-name="T8">=</text:span> ConsoleColor<text:span text:style-name="T6">::</text:span>Red<text:span text:style-name="T6">;</text:span></text:p>
        <text:p text:style-name="P17"><text:s text:c="4"/><text:span text:style-name="T3">else</text:span></text:p>
        <text:p text:style-name="P17"><text:s text:c="8"/>Console<text:span text:style-name="T6">::</text:span>ForegroundColor <text:span text:style-name="T8">=</text:span> ConsoleColor<text:span text:style-name="T6">::</text:span>White<text:span text:style-name="T6">;</text:span></text:p>
        <text:p text:style-name="Preformatted_20_Text"/>
        <text:p text:style-name="P17"><text:s text:c="4"/>os <text:span text:style-name="T8">&lt;&lt;</text:span> <text:span text:style-name="T8">(</text:span>fallback <text:span text:style-name="T6">?</text:span> POKER_FALLBACK <text:span text:style-name="T6">:</text:span> POKER_PATTERN<text:span text:style-name="T8">)[</text:span>k <text:span text:style-name="T8">/</text:span> <text:span text:style-name="T11">13</text:span><text:span text:style-name="T8">]</text:span></text:p>
        <text:p text:style-name="P17"><text:s text:c="7"/><text:span text:style-name="T8">&lt;&lt;</text:span> <text:span text:style-name="T9">setw</text:span><text:span text:style-name="T8">(</text:span><text:span text:style-name="T11">2</text:span><text:span text:style-name="T8">)</text:span> <text:span text:style-name="T8">&lt;&lt;</text:span> right<text:span text:style-name="T6">;</text:span></text:p>
        <text:p text:style-name="Preformatted_20_Text"/>
        <text:p text:style-name="P17"><text:s text:c="4"/><text:span text:style-name="T3">int</text:span> n <text:span text:style-name="T8">=</text:span> k <text:span text:style-name="T8">%</text:span> <text:span text:style-name="T11">13</text:span> <text:span text:style-name="T8">+</text:span> <text:span text:style-name="T11">1</text:span><text:span text:style-name="T6">;</text:span></text:p>
        <text:p text:style-name="P17"><text:s text:c="9"/><text:span text:style-name="T3">if</text:span> <text:span text:style-name="T8">(</text:span>n <text:span text:style-name="T8">==</text:span> <text:s/><text:span text:style-name="T11">1</text:span><text:span text:style-name="T8">)</text:span> <text:span text:style-name="T6">{</text:span> os <text:span text:style-name="T8">&lt;&lt;</text:span> <text:span text:style-name="T10">'A'</text:span><text:span text:style-name="T6">;</text:span> <text:span text:style-name="T6">}</text:span></text:p>
        <text:p text:style-name="P17"><text:s text:c="4"/><text:span text:style-name="T3">else</text:span> <text:span text:style-name="T3">if</text:span> <text:span text:style-name="T8">(</text:span>n <text:span text:style-name="T8">==</text:span> <text:span text:style-name="T11">11</text:span><text:span text:style-name="T8">)</text:span> <text:span text:style-name="T6">{</text:span> os <text:span text:style-name="T8">&lt;&lt;</text:span> <text:span text:style-name="T10">'J'</text:span><text:span text:style-name="T6">;</text:span> <text:span text:style-name="T6">}</text:span></text:p>
        <text:p text:style-name="P17"><text:s text:c="4"/><text:span text:style-name="T3">else</text:span> <text:span text:style-name="T3">if</text:span> <text:span text:style-name="T8">(</text:span>n <text:span text:style-name="T8">==</text:span> <text:span text:style-name="T11">12</text:span><text:span text:style-name="T8">)</text:span> <text:span text:style-name="T6">{</text:span> os <text:span text:style-name="T8">&lt;&lt;</text:span> <text:span text:style-name="T10">'Q'</text:span><text:span text:style-name="T6">;</text:span> <text:span text:style-name="T6">}</text:span></text:p>
        <text:p text:style-name="P17"><text:s text:c="4"/><text:span text:style-name="T3">else</text:span> <text:span text:style-name="T3">if</text:span> <text:span text:style-name="T8">(</text:span>n <text:span text:style-name="T8">==</text:span> <text:span text:style-name="T11">13</text:span><text:span text:style-name="T8">)</text:span> <text:span text:style-name="T6">{</text:span> os <text:span text:style-name="T8">&lt;&lt;</text:span> <text:span text:style-name="T10">'K'</text:span><text:span text:style-name="T6">;</text:span> <text:span text:style-name="T6">}</text:span></text:p>
        <text:p text:style-name="P17"><text:s text:c="4"/><text:span text:style-name="T3">else</text:span> <text:s text:c="13"/><text:span text:style-name="T6">{</text:span> os <text:span text:style-name="T8">&lt;&lt;</text:span> n<text:span text:style-name="T6">;</text:span> <text:s text:c="2"/><text:span text:style-name="T6">}</text:span></text:p>
        <text:p text:style-name="Preformatted_20_Text"/>
        <text:p text:style-name="P17"><text:s text:c="4"/>Console<text:span text:style-name="T6">::</text:span>ResetColor<text:span text:style-name="T8">()</text:span><text:span text:style-name="T6">;</text:span></text:p>
        <text:p text:style-name="P19">}</text:p>
        <text:p text:style-name="Preformatted_20_Text"/>
        <text:p text:style-name="P17"><text:span text:style-name="T3">int</text:span> rnGen<text:span text:style-name="T8">(</text:span><text:span text:style-name="T3">int</text:span> <text:span text:style-name="T9">max</text:span><text:span text:style-name="T8">)</text:span> <text:span text:style-name="T6">{</text:span></text:p>
        <text:p text:style-name="P17"><text:s text:c="4"/><text:span text:style-name="T3">double</text:span> r<text:span text:style-name="T6">;</text:span></text:p>
        <text:p text:style-name="P17"><text:s text:c="4"/><text:span text:style-name="T3">do</text:span> <text:span text:style-name="T6">{</text:span></text:p>
        <text:p text:style-name="P17"><text:s text:c="8"/>r <text:span text:style-name="T8">=</text:span> <text:span text:style-name="T8">((</text:span><text:span text:style-name="T3">double</text:span><text:span text:style-name="T8">)</text:span><text:span text:style-name="T9">rand</text:span><text:span text:style-name="T8">())</text:span> <text:span text:style-name="T8">/</text:span> RAND_MAX<text:span text:style-name="T6">;</text:span></text:p>
        <text:p text:style-name="P17"><text:s text:c="4"/><text:span text:style-name="T6">}</text:span> <text:span text:style-name="T3">while</text:span> <text:span text:style-name="T8">(</text:span>r <text:span text:style-name="T8">==</text:span> <text:span text:style-name="T16">1.0</text:span><text:span text:style-name="T8">)</text:span><text:span text:style-name="T6">;</text:span></text:p>
        <text:p text:style-name="Preformatted_20_Text"/>
        <text:p text:style-name="P17"><text:s text:c="4"/><text:span text:style-name="T3">return</text:span> <text:span text:style-name="T8">(</text:span><text:span text:style-name="T3">int</text:span><text:span text:style-name="T8">)(</text:span>r <text:span text:style-name="T8">*</text:span> <text:span text:style-name="T9">max</text:span><text:span text:style-name="T8">)</text:span><text:span text:style-name="T6">;</text:span></text:p>
        <text:p text:style-name="P19">}</text:p>
        <text:p text:style-name="Preformatted_20_Text"/>
        <text:p text:style-name="P15">// Fisher–Yates shuffle</text:p>
        <text:p text:style-name="P17"><text:span text:style-name="T3">void</text:span> shuffle<text:span text:style-name="T8">(</text:span><text:span text:style-name="T3">int</text:span><text:span text:style-name="T8">*</text:span> begin<text:span text:style-name="T8">,</text:span> <text:span text:style-name="T9">size_t</text:span> len<text:span text:style-name="T8">)</text:span> <text:span text:style-name="T6">{</text:span></text:p>
        <text:p text:style-name="P17"><text:s text:c="4"/><text:span text:style-name="T3">int</text:span> <text:span text:style-name="T8">*</text:span>cur<text:span text:style-name="T8">,</text:span> <text:span text:style-name="T8">*</text:span>dest<text:span text:style-name="T8">,</text:span> tmp<text:span text:style-name="T6">;</text:span></text:p>
        <text:p text:style-name="P17"><text:s text:c="4"/>cur <text:span text:style-name="T8">=</text:span> begin<text:span text:style-name="T6">;</text:span></text:p>
        <text:p text:style-name="P17"><text:s text:c="4"/><text:span text:style-name="T3">for</text:span> <text:span text:style-name="T8">(</text:span><text:span text:style-name="T9">size_t</text:span> i <text:span text:style-name="T8">=</text:span> <text:span text:style-name="T11">0</text:span><text:span text:style-name="T6">;</text:span> i <text:span text:style-name="T8">&lt;</text:span> len<text:span text:style-name="T6">;</text:span> i<text:span text:style-name="T8">++)</text:span> <text:span text:style-name="T6">{</text:span></text:p>
        <text:p text:style-name="P17"><text:s text:c="8"/>dest <text:span text:style-name="T8">=</text:span> cur <text:span text:style-name="T8">+</text:span> rnGen<text:span text:style-name="T8">(</text:span>len <text:span text:style-name="T8">-</text:span> i<text:span text:style-name="T8">)</text:span><text:span text:style-name="T6">;</text:span></text:p>
        <text:p text:style-name="P17"><text:s text:c="8"/>tmp <text:span text:style-name="T8">=</text:span> <text:span text:style-name="T8">*</text:span>cur<text:span text:style-name="T6">;</text:span></text:p>
        <text:p text:style-name="P17"><text:s text:c="8"/><text:span text:style-name="T8">*</text:span>cur <text:span text:style-name="T8">=</text:span> <text:span text:style-name="T8">*</text:span>dest<text:span text:style-name="T6">;</text:span></text:p>
        <text:p text:style-name="P17"><text:s text:c="8"/><text:span text:style-name="T8">*</text:span>dest <text:span text:style-name="T8">=</text:span> tmp<text:span text:style-name="T6">;</text:span></text:p>
        <text:p text:style-name="P17"><text:s text:c="8"/><text:span text:style-name="T8">++</text:span>cur<text:span text:style-name="T6">;</text:span></text:p>
        <text:p text:style-name="P17"><text:s text:c="4"/><text:span text:style-name="T6">}</text:span></text:p>
        <text:p text:style-name="P19">}</text:p>
        <text:p text:style-name="Preformatted_20_Text"/>
        <text:p text:style-name="P17"><text:span text:style-name="T3">void</text:span> printCards<text:span text:style-name="T8">(</text:span><text:span text:style-name="T3">int</text:span> a<text:span text:style-name="T8">[</text:span><text:span text:style-name="T11">52</text:span><text:span text:style-name="T8">])</text:span> <text:span text:style-name="T6">{</text:span></text:p>
        <text:p text:style-name="P17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<text:span text:style-name="T11">13</text:span><text:span text:style-name="T6">;</text:span> i<text:span text:style-name="T8">++)</text:span> <text:span text:style-name="T6">{</text:span></text:p>
        <text:p text:style-name="P17"><text:s text:c="8"/><text:span text:style-name="T3">for</text:span> <text:span text:style-name="T8">(</text:span><text:span text:style-name="T3">int</text:span> j <text:span text:style-name="T8">=</text:span> <text:span text:style-name="T11">0</text:span><text:span text:style-name="T6">;</text:span> j <text:span text:style-name="T8">&lt;</text:span> <text:span text:style-name="T11">4</text:span><text:span text:style-name="T6">;</text:span> j<text:span text:style-name="T8">++)</text:span> <text:span text:style-name="T6">{</text:span></text:p>
        <text:p text:style-name="P17"><text:s text:c="12"/><text:span text:style-name="T3">int</text:span> n <text:span text:style-name="T8">=</text:span> i <text:span text:style-name="T8">*</text:span> <text:span text:style-name="T11">4</text:span> <text:span text:style-name="T8">+</text:span> j<text:span text:style-name="T6">;</text:span></text:p>
        <text:p text:style-name="P17"><text:s text:c="12"/>Console<text:span text:style-name="T6">::</text:span>SetCursorPosition<text:span text:style-name="T8">(</text:span><text:span text:style-name="T11">8</text:span> <text:span text:style-name="T8">+</text:span> <text:span text:style-name="T11">5</text:span> <text:span text:style-name="T8">*</text:span> i<text:span text:style-name="T8">,</text:span> <text:span text:style-name="T11">7</text:span> <text:span text:style-name="T8">+</text:span> <text:span text:style-name="T11">3</text:span> <text:span text:style-name="T8">*</text:span> j<text:span text:style-name="T8">)</text:span><text:span text:style-name="T6">;</text:span></text:p>
        <text:p text:style-name="P17"><text:s text:c="12"/>printPoker<text:span text:style-name="T8">(</text:span><text:span text:style-name="T9">cout</text:span><text:span text:style-name="T8">,</text:span> a<text:span text:style-name="T8">[</text:span>i <text:span text:style-name="T8">+</text:span> j <text:span text:style-name="T8">*</text:span> <text:span text:style-name="T11">13</text:span><text:span text:style-name="T8">])</text:span><text:span text:style-name="T6">;</text:span></text:p>
        <text:p text:style-name="P17"><text:s text:c="12"/><text:span text:style-name="T7">Sleep</text:span><text:span text:style-name="T8">((</text:span><text:span text:style-name="T3">int</text:span><text:span text:style-name="T8">)(</text:span><text:span text:style-name="T11">10</text:span><text:span text:style-name="T8">+(</text:span>n<text:span text:style-name="T8">-</text:span><text:span text:style-name="T11">52</text:span><text:span text:style-name="T8">)*(</text:span>n<text:span text:style-name="T8">-</text:span><text:span text:style-name="T11">52</text:span><text:span text:style-name="T8">)/</text:span><text:span text:style-name="T16">24.0</text:span><text:span text:style-name="T8">))</text:span><text:span text:style-name="T6">;</text:span></text:p>
        <text:p text:style-name="P17"><text:s text:c="8"/><text:span text:style-name="T6">}</text:span></text:p>
        <text:p text:style-name="P17"><text:s text:c="4"/><text:span text:style-name="T6">}</text:span></text:p>
        <text:p text:style-name="P19">}</text:p>
        <text:p text:style-name="Preformatted_20_Text"/>
        <text:p text:style-name="P17"><text:span text:style-name="T3">int</text:span> <text:span text:style-name="T7">main</text:span><text:span text:style-name="T8">(</text:span><text:span text:style-name="T9">array</text:span><text:span text:style-name="T8">&lt;</text:span>System<text:span text:style-name="T6">::</text:span><text:span text:style-name="T9">String</text:span> <text:span text:style-name="T8">^&gt;</text:span> <text:span text:style-name="T8">^</text:span>args<text:span text:style-name="T8">)</text:span> <text:span text:style-name="T6">{</text:span></text:p>
        <text:p text:style-name="Preformatted_20_Text"/>
        <text:p text:style-name="P17"><text:s text:c="4"/><text:span text:style-name="T9">srand</text:span><text:span text:style-name="T8">((</text:span><text:span text:style-name="T3">unsigned</text:span><text:span text:style-name="T8">)</text:span><text:span text:style-name="T9">time</text:span><text:span text:style-name="T8">(</text:span><text:span text:style-name="T17">NULL</text:span><text:span text:style-name="T8">))</text:span><text:span text:style-name="T6">;</text:span></text:p>
        <text:p text:style-name="Preformatted_20_Text"/>
        <text:p text:style-name="P17"><text:s text:c="4"/>Console<text:span text:style-name="T6">::</text:span>SetCursorPosition<text:span text:style-name="T8">(</text:span><text:span text:style-name="T11">0</text:span><text:span text:style-name="T8">,</text:span> <text:span text:style-name="T11">0</text:span><text:span text:style-name="T8">)</text:span><text:span text:style-name="T6">;</text:span></text:p>
        <text:p text:style-name="Preformatted_20_Text"/>
        <text:p text:style-name="P17"><text:s text:c="4"/><text:span text:style-name="T3">int</text:span> w <text:span text:style-name="T8">=</text:span> Console<text:span text:style-name="T6">::</text:span>BufferWidth<text:span text:style-name="T6">;</text:span></text:p>
        <text:p text:style-name="P17"><text:s text:c="4"/><text:span text:style-name="T3">for</text:span> <text:span text:style-name="T8">(</text:span><text:span text:style-name="T3">int</text:span> l <text:span text:style-name="T8">=</text:span> <text:span text:style-name="T11">0</text:span><text:span text:style-name="T6">;</text:span> l <text:span text:style-name="T8">&lt;</text:span> <text:span text:style-name="T11">3</text:span><text:span text:style-name="T6">;</text:span> l<text:span text:style-name="T8">++)</text:span> <text:span text:style-name="T6">{</text:span></text:p>
        <text:p text:style-name="P17"><text:s text:c="8"/>Console<text:span text:style-name="T6">::</text:span>BackgroundColor <text:span text:style-name="T8">=</text:span> System<text:span text:style-name="T6">::</text:span>ConsoleColor<text:span text:style-name="T6">::</text:span>DarkBlue<text:span text:style-name="T6">;</text:span></text:p>
        <text:p text:style-name="P17"><text:s text:c="8"/>Console<text:span text:style-name="T6">::</text:span>ForegroundColor <text:span text:style-name="T8">=</text:span> System<text:span text:style-name="T6">::</text:span>ConsoleColor<text:span text:style-name="T6">::</text:span>White<text:span text:style-name="T6">;</text:span></text:p>
        <text:p text:style-name="P17"><text:s text:c="8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w<text:span text:style-name="T6">;</text:span> i<text:span text:style-name="T8">++)</text:span></text:p>
        <text:p text:style-name="P17"><text:s text:c="12"/>Console<text:span text:style-name="T6">::</text:span>Write<text:span text:style-name="T8">(</text:span><text:span text:style-name="T2">"</text:span><text:span text:style-name="T10"> </text:span><text:span text:style-name="T2">"</text:span><text:span text:style-name="T8">)</text:span><text:span text:style-name="T6">;</text:span></text:p>
        <text:p text:style-name="P17"><text:s text:c="4"/><text:span text:style-name="T6">}</text:span></text:p>
        <text:p text:style-name="Preformatted_20_Text"/>
        <text:p text:style-name="P17"><text:s text:c="4"/><text:span text:style-name="T9">string</text:span> title<text:span text:style-name="T8">(</text:span><text:span text:style-name="T2">"</text:span><text:span text:style-name="T10">Bridge Card Game</text:span><text:span text:style-name="T2">"</text:span><text:span text:style-name="T8">)</text:span><text:span text:style-name="T6">;</text:span></text:p>
        <text:p text:style-name="P17"><text:s text:c="4"/>Console<text:span text:style-name="T6">::</text:span>SetCursorPosition<text:span text:style-name="T8">((</text:span>w <text:span text:style-name="T8">-</text:span> title<text:span text:style-name="T8">.</text:span>length<text:span text:style-name="T8">())</text:span> <text:span text:style-name="T8">/</text:span> <text:span text:style-name="T11">2</text:span><text:span text:style-name="T8">,</text:span> <text:span text:style-name="T11">1</text:span><text:span text:style-name="T8">)</text:span><text:span text:style-name="T6">;</text:span></text:p>
        <text:p text:style-name="P17"><text:s text:c="4"/><text:span text:style-name="T9">cout</text:span> <text:span text:style-name="T8">&lt;&lt;</text:span> title<text:span text:style-name="T6">;</text:span></text:p>
        <text:p text:style-name="P17"><text:s text:c="4"/></text:p>
        <text:p text:style-name="P17"><text:s text:c="4"/><text:span text:style-name="T3">int</text:span> a<text:span text:style-name="T8">[</text:span><text:span text:style-name="T11">52</text:span><text:span text:style-name="T8">],</text:span> p<text:span text:style-name="T8">[</text:span><text:span text:style-name="T11">4</text:span><text:span text:style-name="T8">]</text:span><text:span text:style-name="T6">;</text:span></text:p>
        <text:p text:style-name="P17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<text:span text:style-name="T11">52</text:span><text:span text:style-name="T6">;</text:span> i<text:span text:style-name="T8">++)</text:span></text:p>
        <text:p text:style-name="P17"><text:s text:c="8"/>a<text:span text:style-name="T8">[</text:span>i<text:span text:style-name="T8">]</text:span> <text:span text:style-name="T8">=</text:span> i<text:span text:style-name="T6">;</text:span></text:p>
        <text:p text:style-name="Preformatted_20_Text"/>
        <text:p text:style-name="P17"><text:s text:c="4"/>Console<text:span text:style-name="T6">::</text:span>BackgroundColor <text:span text:style-name="T8">=</text:span> System<text:span text:style-name="T6">::</text:span>ConsoleColor<text:span text:style-name="T6">::</text:span>Black<text:span text:style-name="T6">;</text:span></text:p>
        <text:p text:style-name="Preformatted_20_Text"/>
        <text:p text:style-name="P17"><text:s text:c="4"/>Console<text:span text:style-name="T6">::</text:span>SetCursorPosition<text:span text:style-name="T8">(</text:span><text:span text:style-name="T11">0</text:span><text:span text:style-name="T8">,</text:span> <text:span text:style-name="T11">3</text:span><text:span text:style-name="T8">)</text:span><text:span text:style-name="T6">;</text:span></text:p>
        <text:p text:style-name="Preformatted_20_Text"/>
        <text:p text:style-name="P17"><text:soft-page-break/><text:s text:c="4"/><text:span text:style-name="T3">while</text:span> <text:span text:style-name="T8">(</text:span><text:span text:style-name="T3">true</text:span><text:span text:style-name="T8">)</text:span> <text:span text:style-name="T6">{</text:span></text:p>
        <text:p text:style-name="P17"><text:s text:c="8"/><text:span text:style-name="T3">int</text:span> q <text:span text:style-name="T8">=</text:span> <text:span text:style-name="T11">3</text:span><text:span text:style-name="T6">;</text:span></text:p>
        <text:p text:style-name="P17"><text:s text:c="8"/><text:span text:style-name="T3">while</text:span> <text:span text:style-name="T8">(</text:span>q<text:span text:style-name="T8">--)</text:span> <text:span text:style-name="T6">{</text:span></text:p>
        <text:p text:style-name="P17"><text:s text:c="12"/>Console<text:span text:style-name="T6">::</text:span>SetCursorPosition<text:span text:style-name="T8">(</text:span><text:span text:style-name="T11">2</text:span><text:span text:style-name="T8">,</text:span> <text:span text:style-name="T11">5</text:span><text:span text:style-name="T8">)</text:span><text:span text:style-name="T6">;</text:span></text:p>
        <text:p text:style-name="Preformatted_20_Text"/>
        <text:p text:style-name="P17"><text:s text:c="12"/>Console<text:span text:style-name="T6">::</text:span>ForegroundColor <text:span text:style-name="T8">=</text:span> System<text:span text:style-name="T6">::</text:span>ConsoleColor<text:span text:style-name="T6">::</text:span>White<text:span text:style-name="T6">;</text:span></text:p>
        <text:p text:style-name="P17"><text:s text:c="12"/><text:span text:style-name="T9">cout</text:span> <text:span text:style-name="T8">&lt;&lt;</text:span> <text:span text:style-name="T2">"</text:span><text:span text:style-name="T10">Shuffling cards... </text:span><text:span text:style-name="T2">"</text:span><text:span text:style-name="T6">;</text:span></text:p>
        <text:p text:style-name="P17"><text:s text:c="12"/>Console<text:span text:style-name="T6">::</text:span>ForegroundColor <text:span text:style-name="T8">=</text:span> System<text:span text:style-name="T6">::</text:span>ConsoleColor<text:span text:style-name="T6">::</text:span>Green<text:span text:style-name="T6">;</text:span></text:p>
        <text:p text:style-name="P17"><text:s text:c="12"/><text:span text:style-name="T9">cout</text:span> <text:span text:style-name="T8">&lt;&lt;</text:span> <text:span text:style-name="T2">"</text:span><text:span text:style-name="T10"> </text:span><text:span text:style-name="T2">"</text:span> <text:span text:style-name="T8">&lt;&lt;</text:span> q <text:span text:style-name="T8">&lt;&lt;</text:span> <text:span text:style-name="T2">"</text:span><text:span text:style-name="T10"> </text:span><text:span text:style-name="T2">"</text:span><text:span text:style-name="T6">;</text:span></text:p>
        <text:p text:style-name="P17"><text:s text:c="12"/>Console<text:span text:style-name="T6">::</text:span>ResetColor<text:span text:style-name="T8">()</text:span><text:span text:style-name="T6">;</text:span></text:p>
        <text:p text:style-name="P17"><text:s text:c="12"/><text:span text:style-name="T9">cout</text:span> <text:span text:style-name="T8">&lt;&lt;</text:span> <text:span text:style-name="T2">"</text:span><text:span text:style-name="T10">times remaining.</text:span><text:span text:style-name="T2">"</text:span> <text:span text:style-name="T8">&lt;&lt;</text:span> <text:span text:style-name="T9">setw</text:span><text:span text:style-name="T8">(</text:span><text:span text:style-name="T11">18</text:span><text:span text:style-name="T8">)</text:span> <text:span text:style-name="T8">&lt;&lt;</text:span> <text:span text:style-name="T2">""</text:span><text:span text:style-name="T6">;</text:span></text:p>
        <text:p text:style-name="Preformatted_20_Text"/>
        <text:p text:style-name="P17"><text:s text:c="12"/>Console<text:span text:style-name="T6">::</text:span>WriteLine<text:span text:style-name="T8">()</text:span><text:span text:style-name="T6">;</text:span></text:p>
        <text:p text:style-name="Preformatted_20_Text"/>
        <text:p text:style-name="P17"><text:s text:c="12"/>shuffle<text:span text:style-name="T8">(</text:span>a<text:span text:style-name="T8">,</text:span> <text:span text:style-name="T11">52</text:span><text:span text:style-name="T8">)</text:span><text:span text:style-name="T6">;</text:span></text:p>
        <text:p text:style-name="Preformatted_20_Text"/>
        <text:p text:style-name="P17"><text:s text:c="12"/><text:span text:style-name="T3">for</text:span> <text:span text:style-name="T8">(</text:span><text:span text:style-name="T3">int</text:span> j <text:span text:style-name="T8">=</text:span> <text:span text:style-name="T11">0</text:span><text:span text:style-name="T6">;</text:span> j <text:span text:style-name="T8">&lt;</text:span> <text:span text:style-name="T11">4</text:span><text:span text:style-name="T6">;</text:span> j<text:span text:style-name="T8">++)</text:span> <text:span text:style-name="T6">{</text:span></text:p>
        <text:p text:style-name="P17"><text:s text:c="16"/>Console<text:span text:style-name="T6">::</text:span>SetCursorPosition<text:span text:style-name="T8">(</text:span><text:span text:style-name="T11">2</text:span><text:span text:style-name="T8">,</text:span> <text:span text:style-name="T11">7</text:span> <text:span text:style-name="T8">+</text:span> <text:span text:style-name="T11">3</text:span> <text:span text:style-name="T8">*</text:span> j<text:span text:style-name="T8">)</text:span><text:span text:style-name="T6">;</text:span></text:p>
        <text:p text:style-name="P17"><text:s text:c="16"/>Console<text:span text:style-name="T6">::</text:span>ForegroundColor <text:span text:style-name="T8">=</text:span> System<text:span text:style-name="T6">::</text:span>ConsoleColor<text:span text:style-name="T6">::</text:span>Green<text:span text:style-name="T6">;</text:span></text:p>
        <text:p text:style-name="P17"><text:s text:c="16"/><text:span text:style-name="T9">cout</text:span> <text:span text:style-name="T8">&lt;&lt;</text:span> <text:span text:style-name="T2">"</text:span><text:span text:style-name="T10">| #</text:span><text:span text:style-name="T2">"</text:span> <text:span text:style-name="T8">&lt;&lt;</text:span> <text:span text:style-name="T8">(</text:span>j <text:span text:style-name="T8">+</text:span> <text:span text:style-name="T11">1</text:span><text:span text:style-name="T8">)</text:span><text:span text:style-name="T6">;</text:span></text:p>
        <text:p text:style-name="P17"><text:s text:c="16"/>Console<text:span text:style-name="T6">::</text:span>SetCursorPosition<text:span text:style-name="T8">(</text:span><text:span text:style-name="T11">8</text:span><text:span text:style-name="T8">,</text:span> <text:span text:style-name="T11">7</text:span> <text:span text:style-name="T8">+</text:span> <text:span text:style-name="T11">3</text:span> <text:span text:style-name="T8">*</text:span> j<text:span text:style-name="T8">)</text:span><text:span text:style-name="T6">;</text:span></text:p>
        <text:p text:style-name="P17"><text:s text:c="16"/><text:span text:style-name="T9">cout</text:span> <text:span text:style-name="T8">&lt;&lt;</text:span> <text:span text:style-name="T9">setw</text:span><text:span text:style-name="T8">(</text:span><text:span text:style-name="T11">77</text:span><text:span text:style-name="T8">)</text:span> <text:span text:style-name="T8">&lt;&lt;</text:span> <text:span text:style-name="T2">""</text:span><text:span text:style-name="T6">;</text:span></text:p>
        <text:p text:style-name="P17"><text:s text:c="12"/><text:span text:style-name="T6">}</text:span></text:p>
        <text:p text:style-name="Preformatted_20_Text"/>
        <text:p text:style-name="P17"><text:s text:c="12"/>printCards<text:span text:style-name="T8">(</text:span>a<text:span text:style-name="T8">)</text:span><text:span text:style-name="T6">;</text:span></text:p>
        <text:p text:style-name="Preformatted_20_Text"/>
        <text:p text:style-name="P17"><text:s text:c="12"/><text:span text:style-name="T12">// count for points</text:span></text:p>
        <text:p text:style-name="P17"><text:s text:c="12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<text:span text:style-name="T11">4</text:span><text:span text:style-name="T6">;</text:span> i<text:span text:style-name="T8">++)</text:span> <text:span text:style-name="T6">{</text:span></text:p>
        <text:p text:style-name="P17"><text:s text:c="16"/>p<text:span text:style-name="T8">[</text:span>i<text:span text:style-name="T8">]</text:span> <text:span text:style-name="T8">=</text:span> <text:span text:style-name="T11">0</text:span><text:span text:style-name="T6">;</text:span></text:p>
        <text:p text:style-name="P17"><text:s text:c="16"/><text:span text:style-name="T3">for</text:span> <text:span text:style-name="T8">(</text:span><text:span text:style-name="T3">int</text:span> j <text:span text:style-name="T8">=</text:span> <text:span text:style-name="T11">0</text:span><text:span text:style-name="T6">;</text:span> j <text:span text:style-name="T8">&lt;</text:span> <text:span text:style-name="T11">13</text:span><text:span text:style-name="T6">;</text:span> j<text:span text:style-name="T8">++)</text:span> <text:span text:style-name="T6">{</text:span></text:p>
        <text:p text:style-name="P17"><text:s text:c="20"/><text:span text:style-name="T3">int</text:span> n <text:span text:style-name="T8">=</text:span> a<text:span text:style-name="T8">[</text:span>i <text:span text:style-name="T8">*</text:span> <text:span text:style-name="T11">13</text:span> <text:span text:style-name="T8">+</text:span> j<text:span text:style-name="T8">]</text:span> <text:span text:style-name="T8">%</text:span> <text:span text:style-name="T11">13</text:span> <text:span text:style-name="T8">+</text:span> <text:span text:style-name="T11">1</text:span><text:span text:style-name="T6">;</text:span></text:p>
        <text:p text:style-name="P17"><text:s text:c="25"/><text:span text:style-name="T3">if</text:span> <text:span text:style-name="T8">(</text:span>n <text:span text:style-name="T8">==</text:span> <text:s/><text:span text:style-name="T11">1</text:span><text:span text:style-name="T8">)</text:span> p<text:span text:style-name="T8">[</text:span>i<text:span text:style-name="T8">]</text:span> <text:span text:style-name="T8">+=</text:span> <text:span text:style-name="T11">4</text:span><text:span text:style-name="T6">;</text:span></text:p>
        <text:p text:style-name="P17"><text:s text:c="20"/><text:span text:style-name="T3">else</text:span> <text:span text:style-name="T3">if</text:span> <text:span text:style-name="T8">(</text:span>n <text:span text:style-name="T8">==</text:span> <text:span text:style-name="T11">13</text:span><text:span text:style-name="T8">)</text:span> p<text:span text:style-name="T8">[</text:span>i<text:span text:style-name="T8">]</text:span> <text:span text:style-name="T8">+=</text:span> <text:span text:style-name="T11">3</text:span><text:span text:style-name="T6">;</text:span></text:p>
        <text:p text:style-name="P17"><text:s text:c="20"/><text:span text:style-name="T3">else</text:span> <text:span text:style-name="T3">if</text:span> <text:span text:style-name="T8">(</text:span>n <text:span text:style-name="T8">==</text:span> <text:span text:style-name="T11">12</text:span><text:span text:style-name="T8">)</text:span> p<text:span text:style-name="T8">[</text:span>i<text:span text:style-name="T8">]</text:span> <text:span text:style-name="T8">+=</text:span> <text:span text:style-name="T11">2</text:span><text:span text:style-name="T6">;</text:span></text:p>
        <text:p text:style-name="P17"><text:s text:c="20"/><text:span text:style-name="T3">else</text:span> <text:span text:style-name="T3">if</text:span> <text:span text:style-name="T8">(</text:span>n <text:span text:style-name="T8">==</text:span> <text:span text:style-name="T11">11</text:span><text:span text:style-name="T8">)</text:span> p<text:span text:style-name="T8">[</text:span>i<text:span text:style-name="T8">]</text:span> <text:span text:style-name="T8">+=</text:span> <text:span text:style-name="T11">1</text:span><text:span text:style-name="T6">;</text:span></text:p>
        <text:p text:style-name="P17"><text:s text:c="16"/><text:span text:style-name="T6">}</text:span></text:p>
        <text:p text:style-name="P17"><text:s text:c="12"/><text:span text:style-name="T6">}</text:span></text:p>
        <text:p text:style-name="P17"><text:s text:c="16"/></text:p>
        <text:p text:style-name="P17"><text:s text:c="12"/><text:span text:style-name="T7">Sleep</text:span><text:span text:style-name="T8">(</text:span><text:span text:style-name="T11">200</text:span><text:span text:style-name="T8">)</text:span><text:span text:style-name="T6">;</text:span></text:p>
        <text:p text:style-name="Preformatted_20_Text"/>
        <text:p text:style-name="P17"><text:s text:c="12"/><text:span text:style-name="T3">for</text:span> <text:span text:style-name="T8">(</text:span><text:span text:style-name="T3">int</text:span> j <text:span text:style-name="T8">=</text:span> <text:span text:style-name="T11">0</text:span><text:span text:style-name="T6">;</text:span> j <text:span text:style-name="T8">&lt;</text:span> <text:span text:style-name="T11">4</text:span><text:span text:style-name="T6">;</text:span> j<text:span text:style-name="T8">++)</text:span> <text:span text:style-name="T6">{</text:span></text:p>
        <text:p text:style-name="P17"><text:s text:c="16"/>Console<text:span text:style-name="T6">::</text:span>SetCursorPosition<text:span text:style-name="T8">(</text:span><text:span text:style-name="T11">73</text:span><text:span text:style-name="T8">,</text:span> <text:span text:style-name="T11">7</text:span> <text:span text:style-name="T8">+</text:span> <text:span text:style-name="T11">3</text:span> <text:span text:style-name="T8">*</text:span> j<text:span text:style-name="T8">)</text:span><text:span text:style-name="T6">;</text:span></text:p>
        <text:p text:style-name="P17"><text:s text:c="16"/>Console<text:span text:style-name="T6">::</text:span>ForegroundColor <text:span text:style-name="T8">=</text:span> System<text:span text:style-name="T6">::</text:span>ConsoleColor<text:span text:style-name="T6">::</text:span>Green<text:span text:style-name="T6">;</text:span></text:p>
        <text:p text:style-name="P17"><text:s text:c="16"/><text:span text:style-name="T9">cout</text:span> <text:span text:style-name="T8">&lt;&lt;</text:span> <text:span text:style-name="T2">"</text:span><text:span text:style-name="T10">PT=</text:span><text:span text:style-name="T2">"</text:span> <text:span text:style-name="T8">&lt;&lt;</text:span> <text:span text:style-name="T9">setw</text:span><text:span text:style-name="T8">(</text:span><text:span text:style-name="T11">2</text:span><text:span text:style-name="T8">)</text:span> <text:span text:style-name="T8">&lt;&lt;</text:span> p<text:span text:style-name="T8">[</text:span>j<text:span text:style-name="T8">]</text:span><text:span text:style-name="T6">;</text:span></text:p>
        <text:p text:style-name="P17"><text:s text:c="12"/><text:span text:style-name="T6">}</text:span></text:p>
        <text:p text:style-name="Preformatted_20_Text"/>
        <text:p text:style-name="P17"><text:s text:c="12"/><text:span text:style-name="T7">Sleep</text:span><text:span text:style-name="T8">(</text:span><text:span text:style-name="T11">1000</text:span><text:span text:style-name="T8">)</text:span><text:span text:style-name="T6">;</text:span></text:p>
        <text:p text:style-name="P17"><text:s text:c="8"/><text:span text:style-name="T6">}</text:span></text:p>
        <text:p text:style-name="Preformatted_20_Text"/>
        <text:p text:style-name="Preformatted_20_Text"/>
        <text:p text:style-name="P17"><text:s text:c="8"/>Console<text:span text:style-name="T6">::</text:span>SetCursorPosition<text:span text:style-name="T8">(</text:span><text:span text:style-name="T11">2</text:span><text:span text:style-name="T8">,</text:span> <text:span text:style-name="T11">5</text:span><text:span text:style-name="T8">)</text:span><text:span text:style-name="T6">;</text:span></text:p>
        <text:p text:style-name="P17"><text:s text:c="8"/>Console<text:span text:style-name="T6">::</text:span>BackgroundColor <text:span text:style-name="T8">=</text:span> System<text:span text:style-name="T6">::</text:span>ConsoleColor<text:span text:style-name="T6">::</text:span>White<text:span text:style-name="T6">;</text:span></text:p>
        <text:p text:style-name="P17"><text:s text:c="8"/>Console<text:span text:style-name="T6">::</text:span>ForegroundColor <text:span text:style-name="T8">=</text:span> System<text:span text:style-name="T6">::</text:span>ConsoleColor<text:span text:style-name="T6">::</text:span>DarkGreen<text:span text:style-name="T6">;</text:span></text:p>
        <text:p text:style-name="P17"><text:s text:c="8"/><text:span text:style-name="T9">cout</text:span> <text:span text:style-name="T8">&lt;&lt;</text:span> <text:span text:style-name="T2">"</text:span><text:span text:style-name="T10">Finished!! [R]eplay / [W]rite or other char to exit... </text:span><text:span text:style-name="T2">"</text:span><text:span text:style-name="T6">;</text:span></text:p>
        <text:p text:style-name="P17"><text:s text:c="8"/>Console<text:span text:style-name="T6">::</text:span>ResetColor<text:span text:style-name="T8">()</text:span><text:span text:style-name="T6">;</text:span></text:p>
        <text:p text:style-name="Preformatted_20_Text"/>
        <text:p text:style-name="P17"><text:s text:c="8"/><text:span text:style-name="T9">string</text:span> c<text:span text:style-name="T6">;</text:span></text:p>
        <text:p text:style-name="P17"><text:s text:c="8"/><text:span text:style-name="T9">cin</text:span> <text:span text:style-name="T8">&gt;&gt;</text:span> c<text:span text:style-name="T6">;</text:span></text:p>
        <text:p text:style-name="P17"><text:s text:c="8"/><text:span text:style-name="T3">if</text:span> <text:span text:style-name="T8">(</text:span>c<text:span text:style-name="T8">[</text:span><text:span text:style-name="T11">0</text:span><text:span text:style-name="T8">]</text:span> <text:span text:style-name="T8">==</text:span> <text:span text:style-name="T10">'W'</text:span> <text:span text:style-name="T8">||</text:span> c<text:span text:style-name="T8">[</text:span><text:span text:style-name="T11">0</text:span><text:span text:style-name="T8">]</text:span> <text:span text:style-name="T8">==</text:span> <text:span text:style-name="T10">'w'</text:span><text:span text:style-name="T8">)</text:span> <text:span text:style-name="T6">{</text:span></text:p>
        <text:p text:style-name="P17"><text:s text:c="12"/><text:span text:style-name="T9">ofstream</text:span> f<text:span text:style-name="T8">(</text:span><text:span text:style-name="T2">"</text:span><text:span text:style-name="T10">BridgeCard.txt</text:span><text:span text:style-name="T2">"</text:span><text:span text:style-name="T8">)</text:span><text:span text:style-name="T6">;</text:span></text:p>
        <text:p text:style-name="P17"><text:s text:c="12"/>f <text:span text:style-name="T8">&lt;&lt;</text:span> <text:span text:style-name="T2">"</text:span><text:span text:style-name="T10">Bridge Card Game</text:span><text:span text:style-name="T2">"</text:span> <text:span text:style-name="T8">&lt;&lt;</text:span> <text:span text:style-name="T9">endl</text:span><text:span text:style-name="T6">;</text:span></text:p>
        <text:p text:style-name="P17"><text:s text:c="12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<text:span text:style-name="T11">4</text:span><text:span text:style-name="T6">;</text:span> i<text:span text:style-name="T8">++)</text:span> <text:span text:style-name="T6">{</text:span></text:p>
        <text:p text:style-name="P17"><text:s text:c="16"/>f <text:span text:style-name="T8">&lt;&lt;</text:span> <text:span text:style-name="T2">"</text:span><text:span text:style-name="T10">Player #</text:span><text:span text:style-name="T2">"</text:span> <text:span text:style-name="T8">&lt;&lt;</text:span> <text:span text:style-name="T8">(</text:span>i <text:span text:style-name="T8">+</text:span> <text:span text:style-name="T11">1</text:span><text:span text:style-name="T8">)</text:span> <text:span text:style-name="T8">&lt;&lt;</text:span> <text:span text:style-name="T2">"</text:span><text:span text:style-name="T10"> <text:s text:c="2"/></text:span><text:span text:style-name="T2">"</text:span><text:span text:style-name="T6">;</text:span></text:p>
        <text:p text:style-name="P17"><text:s text:c="16"/><text:span text:style-name="T3">for</text:span> <text:span text:style-name="T8">(</text:span><text:span text:style-name="T3">int</text:span> j <text:span text:style-name="T8">=</text:span> <text:span text:style-name="T11">0</text:span><text:span text:style-name="T6">;</text:span> j <text:span text:style-name="T8">&lt;</text:span> <text:span text:style-name="T11">13</text:span><text:span text:style-name="T6">;</text:span> j<text:span text:style-name="T8">++)</text:span> <text:span text:style-name="T6">{</text:span></text:p>
        <text:p text:style-name="P17"><text:s text:c="20"/>printPoker<text:span text:style-name="T8">(</text:span>f<text:span text:style-name="T8">,</text:span> a<text:span text:style-name="T8">[</text:span>i <text:span text:style-name="T8">*</text:span> <text:span text:style-name="T11">13</text:span> <text:span text:style-name="T8">+</text:span> j<text:span text:style-name="T8">],</text:span> <text:span text:style-name="T3">true</text:span><text:span text:style-name="T8">)</text:span><text:span text:style-name="T6">;</text:span></text:p>
        <text:p text:style-name="P17"><text:s text:c="20"/>f <text:span text:style-name="T8">&lt;&lt;</text:span> <text:span text:style-name="T2">"</text:span><text:span text:style-name="T10"> <text:s/></text:span><text:span text:style-name="T2">"</text:span><text:span text:style-name="T6">;</text:span></text:p>
        <text:p text:style-name="P17"><text:s text:c="16"/><text:span text:style-name="T6">}</text:span></text:p>
        <text:p text:style-name="P17"><text:s text:c="16"/>f <text:span text:style-name="T8">&lt;&lt;</text:span> <text:span text:style-name="T2">"</text:span><text:span text:style-name="T10"> <text:s/>PT=</text:span><text:span text:style-name="T2">"</text:span> <text:span text:style-name="T8">&lt;&lt;</text:span> <text:span text:style-name="T9">setw</text:span><text:span text:style-name="T8">(</text:span><text:span text:style-name="T11">2</text:span><text:span text:style-name="T8">)</text:span> <text:span text:style-name="T8">&lt;&lt;</text:span> right <text:span text:style-name="T8">&lt;&lt;</text:span> p<text:span text:style-name="T8">[</text:span>i<text:span text:style-name="T8">]</text:span> <text:span text:style-name="T8">&lt;&lt;</text:span> <text:span text:style-name="T9">endl</text:span><text:span text:style-name="T6">;</text:span></text:p>
        <text:p text:style-name="P17"><text:s text:c="12"/><text:span text:style-name="T6">}</text:span></text:p>
        <text:p text:style-name="P17"><text:s text:c="12"/>f <text:span text:style-name="T8">&lt;&lt;</text:span> <text:span text:style-name="T2">"</text:span><text:span text:style-name="T10">====== EOF ======</text:span><text:span text:style-name="T2">"</text:span> <text:span text:style-name="T8">&lt;&lt;</text:span> <text:span text:style-name="T9">endl</text:span><text:span text:style-name="T6">;</text:span></text:p>
        <text:p text:style-name="P17"><text:s text:c="12"/><text:span text:style-name="T9">cout</text:span> <text:span text:style-name="T8">&lt;&lt;</text:span> <text:span text:style-name="T2">"</text:span><text:span text:style-name="T10"> <text:s/>OK! Written to 'BridgeCard.txt'. The program will end. </text:span><text:span text:style-name="T2">"</text:span><text:span text:style-name="T6">;</text:span></text:p>
        <text:p text:style-name="P17"><text:s text:c="12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  <text:p text:style-name="P17"><text:s text:c="12"/><text:span text:style-name="T3">break</text:span><text:span text:style-name="T6">;</text:span></text:p>
        <text:p text:style-name="P17"><text:s text:c="8"/><text:span text:style-name="T6">}</text:span></text:p>
        <text:p text:style-name="P17"><text:s text:c="8"/><text:span text:style-name="T3">else</text:span> <text:span text:style-name="T3">if</text:span> <text:span text:style-name="T8">(</text:span>c<text:span text:style-name="T8">[</text:span><text:span text:style-name="T11">0</text:span><text:span text:style-name="T8">]</text:span> <text:span text:style-name="T8">!=</text:span> <text:span text:style-name="T10">'R'</text:span> <text:span text:style-name="T8">&amp;&amp;</text:span> c<text:span text:style-name="T8">[</text:span><text:span text:style-name="T11">0</text:span><text:span text:style-name="T8">]</text:span> <text:span text:style-name="T8">!=</text:span> <text:span text:style-name="T10">'r'</text:span><text:span text:style-name="T8">)</text:span> <text:span text:style-name="T6">{</text:span></text:p>
        <text:p text:style-name="P17"><text:s text:c="12"/><text:span text:style-name="T3">break</text:span><text:span text:style-name="T6">;</text:span></text:p>
        <text:p text:style-name="P17"><text:s text:c="8"/><text:span text:style-name="T6">}</text:span></text:p>
        <text:p text:style-name="P17"><text:s text:c="4"/><text:span text:style-name="T6">}</text:span></text:p>
        <text:p text:style-name="P17"><text:s text:c="4"/><text:span text:style-name="T3">return</text:span> <text:span text:style-name="T11">0</text:span><text:span text:style-name="T6">;</text:span></text:p>
        <text:p text:style-name="P19">}</text:p>
      </text:section>
      <text:p text:style-name="Preformatted_20_Text"/>
      <text:h text:style-name="P23" text:outline-level="1">B.</text:h>
      <text:p text:style-name="P18">﻿<text:span text:style-name="T12">//================================================================</text:span></text:p>
      <text:p text:style-name="P16">// <text:s/>PROGRAMMER <text:s/>: 潘廣霖</text:p>
      <text:p text:style-name="P16">// <text:s/>DATE <text:s text:c="7"/>: 2015-12-17</text:p>
      <text:p text:style-name="P16">// <text:s/>FILENAME <text:s text:c="3"/>: HW06B002.CPP</text:p>
      <text:p text:style-name="P16">// <text:s/>DESCRIPTION : A simple morse code encoder and player.</text:p>
      <text:p text:style-name="P16">//================================================================</text:p>
      <text:p text:style-name="P21"/>
      <text:section text:style-name="Sect1" text:name="區段2">
        <text:p text:style-name="P18"><text:span text:style-name="T1">#include </text:span><text:span text:style-name="T2">"</text:span><text:span text:style-name="T4">stdafx.h</text:span><text:span text:style-name="T2">"</text:span></text:p>
        <text:p text:style-name="P18"><text:span text:style-name="T1">#include </text:span><text:span text:style-name="T2">"</text:span><text:span text:style-name="T4">windows.h</text:span><text:span text:style-name="T2">"</text:span></text:p>
        <text:p text:style-name="P18"><text:span text:style-name="T1">#include</text:span><text:span text:style-name="T2">&lt;</text:span><text:span text:style-name="T4">iostream</text:span><text:span text:style-name="T2">&gt;</text:span></text:p>
        <text:p text:style-name="P18"><text:span text:style-name="T1">#include</text:span><text:span text:style-name="T2">&lt;</text:span><text:span text:style-name="T4">fstream</text:span><text:span text:style-name="T2">&gt;</text:span></text:p>
        <text:p text:style-name="P18"><text:span text:style-name="T1">#include</text:span><text:span text:style-name="T2">&lt;</text:span><text:span text:style-name="T4">sstream</text:span><text:span text:style-name="T2">&gt;</text:span></text:p>
        <text:p text:style-name="P18"><text:span text:style-name="T1">#include</text:span><text:span text:style-name="T2">&lt;</text:span><text:span text:style-name="T4">string</text:span><text:span text:style-name="T2">&gt;</text:span></text:p>
        <text:p text:style-name="P21"/>
        <text:p text:style-name="P18"><text:span text:style-name="T3">using</text:span> <text:span text:style-name="T3">namespace</text:span> System<text:span text:style-name="T6">;</text:span></text:p>
        <text:p text:style-name="P18"><text:span text:style-name="T3">using</text:span> <text:span text:style-name="T3">namespace</text:span> <text:span text:style-name="T5">std</text:span><text:span text:style-name="T6">;</text:span></text:p>
        <text:p text:style-name="P21"/>
        <text:p text:style-name="P18"><text:span text:style-name="T3">int</text:span> <text:span text:style-name="T7">main</text:span><text:span text:style-name="T8">(</text:span><text:span text:style-name="T9">array</text:span><text:span text:style-name="T8">&lt;</text:span>System<text:span text:style-name="T6">::</text:span><text:span text:style-name="T9">String</text:span> <text:span text:style-name="T8">^&gt;</text:span> <text:span text:style-name="T8">^</text:span>args<text:span text:style-name="T8">) </text:span><text:span text:style-name="T6">{</text:span></text:p>
        <text:p text:style-name="P18"><text:s text:c="4"/><text:span text:style-name="T3">const</text:span> <text:span text:style-name="T9">string</text:span> MORSE<text:span text:style-name="T8">[]</text:span> <text:span text:style-name="T8">=</text:span> <text:span text:style-name="T6">{</text:span></text:p>
        <text:p text:style-name="P18"><text:s text:c="8"/><text:span text:style-name="T2">"</text:span><text:span text:style-name="T10">.-</text:span><text:span text:style-name="T2">"</text:span><text:span text:style-name="T8">,</text:span> <text:s/><text:span text:style-name="T2">"</text:span><text:span text:style-name="T10">-...</text:span><text:span text:style-name="T2">"</text:span><text:span text:style-name="T8">,</text:span> <text:span text:style-name="T2">"</text:span><text:span text:style-name="T10">-.-.</text:span><text:span text:style-name="T2">"</text:span><text:span text:style-name="T8">,</text:span> <text:span text:style-name="T2">"</text:span><text:span text:style-name="T10">-..</text:span><text:span text:style-name="T2">"</text:span><text:span text:style-name="T8">,</text:span> <text:span text:style-name="T2">"</text:span><text:span text:style-name="T10">.</text:span><text:span text:style-name="T2">"</text:span><text:span text:style-name="T8">,</text:span></text:p>
        <text:p text:style-name="P18"><text:s text:c="8"/><text:span text:style-name="T2">"</text:span><text:span text:style-name="T10">..-.</text:span><text:span text:style-name="T2">"</text:span><text:span text:style-name="T8">,</text:span> <text:span text:style-name="T2">"</text:span><text:span text:style-name="T10">--.</text:span><text:span text:style-name="T2">"</text:span><text:span text:style-name="T8">,</text:span> <text:span text:style-name="T2">"</text:span><text:span text:style-name="T10">....</text:span><text:span text:style-name="T2">"</text:span><text:span text:style-name="T8">,</text:span> <text:span text:style-name="T2">"</text:span><text:span text:style-name="T10">..</text:span><text:span text:style-name="T2">"</text:span><text:span text:style-name="T8">,</text:span> <text:span text:style-name="T2">"</text:span><text:span text:style-name="T10">.---</text:span><text:span text:style-name="T2">"</text:span><text:span text:style-name="T8">,</text:span></text:p>
        <text:p text:style-name="P18"><text:s text:c="8"/><text:span text:style-name="T2">"</text:span><text:span text:style-name="T10">-.-</text:span><text:span text:style-name="T2">"</text:span><text:span text:style-name="T8">,</text:span> <text:span text:style-name="T2">"</text:span><text:span text:style-name="T10">.-..</text:span><text:span text:style-name="T2">"</text:span><text:span text:style-name="T8">,</text:span> <text:span text:style-name="T2">"</text:span><text:span text:style-name="T10">--</text:span><text:span text:style-name="T2">"</text:span><text:span text:style-name="T8">,</text:span> <text:span text:style-name="T2">"</text:span><text:span text:style-name="T10">-.</text:span><text:span text:style-name="T2">"</text:span><text:span text:style-name="T8">,</text:span> <text:span text:style-name="T2">"</text:span><text:span text:style-name="T10">---</text:span><text:span text:style-name="T2">"</text:span><text:span text:style-name="T8">,</text:span></text:p>
        <text:p text:style-name="P18"><text:s text:c="8"/><text:span text:style-name="T2">"</text:span><text:span text:style-name="T10">.--.</text:span><text:span text:style-name="T2">"</text:span><text:span text:style-name="T8">,</text:span> <text:span text:style-name="T2">"</text:span><text:span text:style-name="T10">--.-</text:span><text:span text:style-name="T2">"</text:span><text:span text:style-name="T8">,</text:span> <text:span text:style-name="T2">"</text:span><text:span text:style-name="T10">.-.</text:span><text:span text:style-name="T2">"</text:span><text:span text:style-name="T8">,</text:span> <text:span text:style-name="T2">"</text:span><text:span text:style-name="T10">...</text:span><text:span text:style-name="T2">"</text:span><text:span text:style-name="T8">,</text:span> <text:span text:style-name="T2">"</text:span><text:span text:style-name="T10">-</text:span><text:span text:style-name="T2">"</text:span><text:span text:style-name="T8">,</text:span></text:p>
        <text:p text:style-name="P18"><text:s text:c="8"/><text:span text:style-name="T2">"</text:span><text:span text:style-name="T10">..-</text:span><text:span text:style-name="T2">"</text:span><text:span text:style-name="T8">,</text:span> <text:span text:style-name="T2">"</text:span><text:span text:style-name="T10">...-</text:span><text:span text:style-name="T2">"</text:span><text:span text:style-name="T8">,</text:span> <text:span text:style-name="T2">"</text:span><text:span text:style-name="T10">.--</text:span><text:span text:style-name="T2">"</text:span><text:span text:style-name="T8">,</text:span> <text:span text:style-name="T2">"</text:span><text:span text:style-name="T10">-..-</text:span><text:span text:style-name="T2">"</text:span><text:span text:style-name="T8">,</text:span> <text:span text:style-name="T2">"</text:span><text:span text:style-name="T10">-.--</text:span><text:span text:style-name="T2">"</text:span><text:span text:style-name="T8">,</text:span></text:p>
        <text:p text:style-name="P21"><text:span text:style-name="T14"><text:s text:c="8"/></text:span><text:span text:style-name="T2">"</text:span><text:span text:style-name="T10">--..</text:span><text:span text:style-name="T2">"</text:span><text:span text:style-name="T6">};</text:span></text:p>
        <text:p text:style-name="P18"><text:s text:c="4"/><text:span text:style-name="T3">const</text:span> <text:span text:style-name="T9">string</text:span> COMMA <text:span text:style-name="T8">=</text:span> <text:span text:style-name="T2">"</text:span><text:span text:style-name="T10">--..--</text:span><text:span text:style-name="T2">"</text:span><text:span text:style-name="T6">;</text:span></text:p>
        <text:p text:style-name="P18"><text:s text:c="4"/><text:span text:style-name="T3">const</text:span> <text:span text:style-name="T9">string</text:span> FULLSTOP <text:span text:style-name="T8">=</text:span> <text:span text:style-name="T2">"</text:span><text:span text:style-name="T10">.-.-.-</text:span><text:span text:style-name="T2">"</text:span><text:span text:style-name="T6">;</text:span></text:p>
        <text:p text:style-name="P18"><text:s text:c="4"/><text:span text:style-name="T3">const</text:span> <text:span text:style-name="T3">int</text:span> FREQ <text:span text:style-name="T8">=</text:span> <text:span text:style-name="T11">440</text:span><text:span text:style-name="T6">;</text:span> <text:span text:style-name="T12">// 4A</text:span></text:p>
        <text:p text:style-name="P18"><text:s text:c="4"/><text:span text:style-name="T3">const</text:span> <text:span text:style-name="T3">int</text:span> DUR <text:span text:style-name="T8">=</text:span> <text:span text:style-name="T11">80</text:span><text:span text:style-name="T6">;</text:span></text:p>
        <text:p text:style-name="P21"/>
        <text:p text:style-name="P18"><text:s text:c="4"/><text:span text:style-name="T9">ifstream</text:span> f<text:span text:style-name="T8">(</text:span><text:span text:style-name="T2">"</text:span><text:span text:style-name="T10">MorseCode.txt</text:span><text:span text:style-name="T2">"</text:span><text:span text:style-name="T8">)</text:span><text:span text:style-name="T6">;</text:span></text:p>
        <text:p text:style-name="P18"><text:s text:c="4"/><text:span text:style-name="T3">if</text:span> <text:span text:style-name="T8">(!</text:span>f<text:span text:style-name="T8">)</text:span> <text:span text:style-name="T6">{</text:span></text:p>
        <text:p text:style-name="P18"><text:s text:c="8"/><text:span text:style-name="T9">cout</text:span> <text:span text:style-name="T8">&lt;&lt;</text:span> <text:span text:style-name="T2">"</text:span><text:span text:style-name="T10">MorseCode.txt does not exist!</text:span><text:span text:style-name="T2">"</text:span> <text:span text:style-name="T8">&lt;&lt;</text:span> <text:span text:style-name="T9">endl</text:span><text:span text:style-name="T6">;</text:span></text:p>
        <text:p text:style-name="P18"><text:s text:c="8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  <text:p text:style-name="P18"><text:s text:c="8"/><text:span text:style-name="T3">return</text:span> <text:span text:style-name="T11">1</text:span><text:span text:style-name="T6">;</text:span></text:p>
        <text:p text:style-name="P18"><text:s text:c="4"/><text:span text:style-name="T6">}</text:span></text:p>
        <text:p text:style-name="P18"><text:s text:c="4"/></text:p>
        <text:p text:style-name="P18"><text:s text:c="4"/><text:span text:style-name="T3">char</text:span> c<text:span text:style-name="T6">;</text:span></text:p>
        <text:p text:style-name="P18"><text:s text:c="4"/><text:span text:style-name="T9">stringstream</text:span> ss<text:span text:style-name="T6">;</text:span></text:p>
        <text:p text:style-name="P18"><text:s text:c="4"/><text:span text:style-name="T3">while</text:span> <text:span text:style-name="T8">(</text:span><text:span text:style-name="T11">1</text:span><text:span text:style-name="T8">)</text:span> <text:span text:style-name="T6">{</text:span></text:p>
        <text:p text:style-name="P18"><text:s text:c="8"/>c <text:span text:style-name="T8">=</text:span> f<text:span text:style-name="T8">.</text:span>get<text:span text:style-name="T8">()</text:span><text:span text:style-name="T6">;</text:span></text:p>
        <text:p text:style-name="P18"><text:s text:c="8"/><text:span text:style-name="T3">if</text:span> <text:span text:style-name="T8">(</text:span>c <text:span text:style-name="T8">==</text:span> <text:span text:style-name="T8">-</text:span><text:span text:style-name="T11">1</text:span><text:span text:style-name="T8">)</text:span> <text:span text:style-name="T3">break</text:span><text:span text:style-name="T6">;</text:span></text:p>
        <text:p text:style-name="P18"><text:s text:c="8"/><text:span text:style-name="T3">if</text:span> <text:span text:style-name="T8">(</text:span>c <text:span text:style-name="T8">&gt;=</text:span> <text:span text:style-name="T10">'A'</text:span> <text:span text:style-name="T8">&amp;&amp;</text:span> c <text:span text:style-name="T8">&lt;=</text:span> <text:span text:style-name="T10">'Z'</text:span><text:span text:style-name="T8">)</text:span> c <text:span text:style-name="T8">=</text:span> c <text:span text:style-name="T8">-</text:span> <text:span text:style-name="T10">'A'</text:span> <text:span text:style-name="T8">+</text:span> <text:span text:style-name="T10">'a'</text:span><text:span text:style-name="T6">;</text:span></text:p>
        <text:p text:style-name="P18"><text:s text:c="8"/><text:span text:style-name="T3">if</text:span> <text:span text:style-name="T8">(</text:span>c <text:span text:style-name="T8">&gt;=</text:span> <text:span text:style-name="T10">'a'</text:span> <text:span text:style-name="T8">&amp;&amp;</text:span> c <text:span text:style-name="T8">&lt;=</text:span> <text:span text:style-name="T10">'z'</text:span><text:span text:style-name="T8">)</text:span> <text:span text:style-name="T6">{</text:span></text:p>
        <text:p text:style-name="P18"><text:s text:c="12"/>ss <text:span text:style-name="T8">&lt;&lt;</text:span> MORSE<text:span text:style-name="T8">[</text:span>c <text:span text:style-name="T8">-</text:span> <text:span text:style-name="T10">'a'</text:span><text:span text:style-name="T8">]</text:span> <text:span text:style-name="T8">&lt;&lt;</text:span> <text:span text:style-name="T2">"</text:span><text:span text:style-name="T10"> </text:span><text:span text:style-name="T2">"</text:span><text:span text:style-name="T6">;</text:span></text:p>
        <text:p text:style-name="P18"><text:s text:c="8"/><text:span text:style-name="T6">}</text:span> <text:span text:style-name="T3">else</text:span> <text:span text:style-name="T3">if</text:span> <text:span text:style-name="T8">(</text:span>c <text:span text:style-name="T8">==</text:span> <text:span text:style-name="T10">' '</text:span><text:span text:style-name="T8">)</text:span> <text:span text:style-name="T6">{</text:span></text:p>
        <text:p text:style-name="P18"><text:s text:c="12"/>ss <text:span text:style-name="T8">&lt;&lt;</text:span> <text:span text:style-name="T2">"</text:span><text:span text:style-name="T10"> <text:s/></text:span><text:span text:style-name="T2">"</text:span><text:span text:style-name="T6">;</text:span></text:p>
        <text:p text:style-name="P18"><text:s text:c="8"/><text:span text:style-name="T6">}</text:span> <text:span text:style-name="T3">else</text:span> <text:span text:style-name="T3">if</text:span> <text:span text:style-name="T8">(</text:span>c <text:span text:style-name="T8">==</text:span> <text:span text:style-name="T10">','</text:span><text:span text:style-name="T8">)</text:span> <text:span text:style-name="T6">{</text:span></text:p>
        <text:p text:style-name="P18"><text:s text:c="12"/><text:span text:style-name="T12">// comsume spaces after commas or periods.</text:span></text:p>
        <text:p text:style-name="P18"><text:s text:c="12"/><text:span text:style-name="T3">while</text:span> <text:span text:style-name="T8">(</text:span>f<text:span text:style-name="T8">.</text:span>peek<text:span text:style-name="T8">()</text:span> <text:span text:style-name="T8">==</text:span> <text:span text:style-name="T10">' '</text:span><text:span text:style-name="T8">)</text:span> f<text:span text:style-name="T8">.</text:span>ignore<text:span text:style-name="T8">(</text:span><text:span text:style-name="T11">1</text:span><text:span text:style-name="T8">)</text:span><text:span text:style-name="T6">;</text:span></text:p>
        <text:p text:style-name="P18"><text:s text:c="12"/>ss <text:span text:style-name="T8">&lt;&lt;</text:span> COMMA <text:span text:style-name="T8">&lt;&lt;</text:span> <text:span text:style-name="T2">"</text:span><text:span text:style-name="T10"> </text:span><text:span text:style-name="T2">"</text:span><text:span text:style-name="T6">;</text:span></text:p>
        <text:p text:style-name="P18"><text:s text:c="8"/><text:span text:style-name="T6">}</text:span> <text:span text:style-name="T3">else</text:span> <text:span text:style-name="T3">if</text:span> <text:span text:style-name="T8">(</text:span>c <text:span text:style-name="T8">==</text:span> <text:span text:style-name="T10">'.'</text:span><text:span text:style-name="T8">)</text:span> <text:span text:style-name="T6">{</text:span></text:p>
        <text:p text:style-name="P18"><text:s text:c="12"/><text:span text:style-name="T3">while</text:span> <text:span text:style-name="T8">(</text:span>f<text:span text:style-name="T8">.</text:span>peek<text:span text:style-name="T8">()</text:span> <text:span text:style-name="T8">==</text:span> <text:span text:style-name="T10">' '</text:span><text:span text:style-name="T8">)</text:span> f<text:span text:style-name="T8">.</text:span>ignore<text:span text:style-name="T8">(</text:span><text:span text:style-name="T11">1</text:span><text:span text:style-name="T8">)</text:span><text:span text:style-name="T6">;</text:span></text:p>
        <text:p text:style-name="P18"><text:s text:c="12"/>ss <text:span text:style-name="T8">&lt;&lt;</text:span> FULLSTOP <text:span text:style-name="T8">&lt;&lt;</text:span> <text:span text:style-name="T2">"</text:span><text:span text:style-name="T10"> </text:span><text:span text:style-name="T2">"</text:span><text:span text:style-name="T6">;</text:span></text:p>
        <text:p text:style-name="P18"><text:s text:c="8"/><text:span text:style-name="T6">}</text:span></text:p>
        <text:p text:style-name="P18"><text:s text:c="4"/><text:span text:style-name="T6">}</text:span></text:p>
        <text:p text:style-name="P18"><text:s text:c="4"/></text:p>
        <text:p text:style-name="P18"><text:s text:c="4"/><text:span text:style-name="T9">ofstream</text:span> of<text:span text:style-name="T8">(</text:span><text:span text:style-name="T2">"</text:span><text:span text:style-name="T10">MorseCode.dat</text:span><text:span text:style-name="T2">"</text:span><text:span text:style-name="T8">)</text:span><text:span text:style-name="T6">;</text:span></text:p>
        <text:p text:style-name="P18"><text:s text:c="4"/>of <text:span text:style-name="T8">&lt;&lt;</text:span> ss<text:span text:style-name="T8">.</text:span>rdbuf<text:span text:style-name="T8">()</text:span><text:span text:style-name="T6">;</text:span></text:p>
        <text:p text:style-name="P18"><text:s text:c="4"/>of<text:span text:style-name="T8">.</text:span>close<text:span text:style-name="T8">()</text:span><text:span text:style-name="T6">;</text:span></text:p>
        <text:p text:style-name="P21"/>
        <text:p text:style-name="P18"><text:s text:c="4"/><text:span text:style-name="T9">cout</text:span> <text:span text:style-name="T8">&lt;&lt;</text:span> <text:span text:style-name="T2">"</text:span><text:span text:style-name="T10">Ready to play the Morse code of MorseCode.txt</text:span><text:span text:style-name="T2">"</text:span> <text:span text:style-name="T8">&lt;&lt;</text:span> <text:span text:style-name="T9">endl</text:span><text:span text:style-name="T6">;</text:span></text:p>
        <text:p text:style-name="P18"><text:s text:c="4"/><text:span text:style-name="T9">cout</text:span> <text:span text:style-name="T8">&lt;&lt;</text:span> <text:span text:style-name="T2">"</text:span><text:span text:style-name="T10">Data had been saved to MorseCode.dat</text:span><text:span text:style-name="T2">"</text:span> <text:span text:style-name="T8">&lt;&lt;</text:span> <text:span text:style-name="T9">endl</text:span><text:span text:style-name="T6">;</text:span></text:p>
        <text:p text:style-name="P18"><text:s text:c="4"/><text:span text:style-name="T9">cout</text:span> <text:span text:style-name="T8">&lt;&lt;</text:span> <text:span text:style-name="T2">"</text:span><text:span text:style-name="T10">Would you like to have sound? ('Y' for yes, otherwise no): </text:span><text:span text:style-name="T2">"</text:span><text:span text:style-name="T6">;</text:span></text:p>
        <text:p text:style-name="P21"><text:span text:style-name="T14"><text:s text:c="4"/></text:span><text:span text:style-name="T9">cin</text:span><text:span text:style-name="T14"> </text:span><text:span text:style-name="T8">&gt;&gt;</text:span><text:span text:style-name="T14"> c</text:span><text:span text:style-name="T6">;</text:span></text:p>
        <text:p text:style-name="P18"><text:s text:c="4"/><text:span text:style-name="T3">bool</text:span> snd <text:span text:style-name="T8">=</text:span> <text:span text:style-name="T8">(</text:span>c <text:span text:style-name="T8">==</text:span> <text:span text:style-name="T10">'Y'</text:span> <text:span text:style-name="T8">||</text:span> c <text:span text:style-name="T8">==</text:span> <text:span text:style-name="T10">'y'</text:span><text:span text:style-name="T8">)</text:span><text:span text:style-name="T6">;</text:span></text:p>
        <text:p text:style-name="P18"><text:s text:c="4"/><text:span text:style-name="T3">int</text:span> spc <text:span text:style-name="T8">=</text:span> <text:span text:style-name="T11">0</text:span><text:span text:style-name="T6">;</text:span></text:p>
        <text:p text:style-name="P21"/>
        <text:p text:style-name="P18"><text:s text:c="4"/>ss<text:span text:style-name="T8">.</text:span>seekg<text:span text:style-name="T8">(</text:span><text:span text:style-name="T11">0</text:span><text:span text:style-name="T8">)</text:span><text:span text:style-name="T6">;</text:span></text:p>
        <text:p text:style-name="P18"><text:s text:c="4"/><text:span text:style-name="T3">while</text:span> <text:span text:style-name="T8">(</text:span><text:span text:style-name="T11">1</text:span><text:span text:style-name="T8">)</text:span> <text:span text:style-name="T6">{</text:span></text:p>
        <text:p text:style-name="P18"><text:s text:c="8"/>c <text:span text:style-name="T8">=</text:span> ss<text:span text:style-name="T8">.</text:span>peek<text:span text:style-name="T8">()</text:span><text:span text:style-name="T6">;</text:span></text:p>
        <text:p text:style-name="P18"><text:s text:c="8"/><text:span text:style-name="T3">if</text:span> <text:span text:style-name="T8">(</text:span>c <text:span text:style-name="T8">==</text:span> <text:span text:style-name="T8">-</text:span><text:span text:style-name="T11">1</text:span><text:span text:style-name="T8">)</text:span> <text:span text:style-name="T3">break</text:span><text:span text:style-name="T6">;</text:span></text:p>
        <text:p text:style-name="P18"><text:s text:c="8"/><text:span text:style-name="T3">if</text:span> <text:span text:style-name="T8">(</text:span>c <text:span text:style-name="T8">!=</text:span> <text:span text:style-name="T10">' '</text:span><text:span text:style-name="T8">)</text:span> ss<text:span text:style-name="T8">.</text:span>ignore<text:span text:style-name="T8">(</text:span><text:span text:style-name="T11">1</text:span><text:span text:style-name="T8">)</text:span><text:span text:style-name="T6">;</text:span></text:p>
        <text:p text:style-name="P21"/>
        <text:p text:style-name="P18"><text:s text:c="8"/>spc <text:span text:style-name="T8">=</text:span> <text:span text:style-name="T11">0</text:span><text:span text:style-name="T6">;</text:span></text:p>
        <text:p text:style-name="P18"><text:s text:c="8"/><text:span text:style-name="T3">while</text:span> <text:span text:style-name="T8">(</text:span>c <text:span text:style-name="T8">==</text:span> <text:span text:style-name="T10">' '</text:span><text:span text:style-name="T8">)</text:span> <text:span text:style-name="T6">{</text:span></text:p>
        <text:p text:style-name="P18"><text:s text:c="12"/>ss<text:span text:style-name="T8">.</text:span>ignore<text:span text:style-name="T8">(</text:span><text:span text:style-name="T11">1</text:span><text:span text:style-name="T8">)</text:span><text:span text:style-name="T6">;</text:span></text:p>
        <text:p text:style-name="P18"><text:s text:c="12"/>spc<text:span text:style-name="T8">++</text:span><text:span text:style-name="T6">;</text:span></text:p>
        <text:p text:style-name="P18"><text:s text:c="12"/>c <text:span text:style-name="T8">=</text:span> ss<text:span text:style-name="T8">.</text:span>peek<text:span text:style-name="T8">()</text:span><text:span text:style-name="T6">;</text:span></text:p>
        <text:p text:style-name="P18"><text:s text:c="8"/><text:span text:style-name="T6">}</text:span></text:p>
        <text:p text:style-name="P21"/>
        <text:p text:style-name="P18"><text:s text:c="8"/><text:span text:style-name="T3">if</text:span> <text:span text:style-name="T8">(</text:span>spc<text:span text:style-name="T8">)</text:span> <text:span text:style-name="T6">{</text:span></text:p>
        <text:p text:style-name="P18"><text:s text:c="12"/><text:span text:style-name="T3">if</text:span> <text:span text:style-name="T8">(</text:span>snd<text:span text:style-name="T8">)</text:span> <text:span text:style-name="T6">{</text:span></text:p>
        <text:p text:style-name="P18"><text:s text:c="16"/><text:span text:style-name="T3">if</text:span> <text:span text:style-name="T8">(</text:span>spc <text:span text:style-name="T8">==</text:span> <text:span text:style-name="T11">3</text:span><text:span text:style-name="T8">)</text:span></text:p>
        <text:p text:style-name="P18"><text:s text:c="20"/><text:span text:style-name="T7">Sleep</text:span><text:span text:style-name="T8">(</text:span>DUR <text:span text:style-name="T8">*</text:span> <text:span text:style-name="T11">7</text:span><text:span text:style-name="T8">)</text:span><text:span text:style-name="T6">;</text:span></text:p>
        <text:p text:style-name="P18"><text:s text:c="16"/><text:span text:style-name="T3">else</text:span> <text:span text:style-name="T3">if</text:span> <text:span text:style-name="T8">(</text:span>spc <text:span text:style-name="T8">==</text:span> <text:span text:style-name="T11">1</text:span><text:span text:style-name="T8">)</text:span></text:p>
        <text:p text:style-name="P18"><text:s text:c="20"/><text:span text:style-name="T7">Sleep</text:span><text:span text:style-name="T8">(</text:span>DUR <text:span text:style-name="T8">*</text:span> <text:span text:style-name="T11">3</text:span><text:span text:style-name="T8">)</text:span><text:span text:style-name="T6">;</text:span></text:p>
        <text:p text:style-name="P18"><text:s text:c="16"/><text:span text:style-name="T3">else</text:span> <text:span text:style-name="T3">return</text:span> <text:span text:style-name="T11">3</text:span><text:span text:style-name="T6">;</text:span></text:p>
        <text:p text:style-name="P18"><text:s text:c="12"/><text:span text:style-name="T6">}</text:span></text:p>
        <text:p text:style-name="P18"><text:s text:c="12"/><text:span text:style-name="T3">while</text:span> <text:span text:style-name="T8">(</text:span>spc<text:span text:style-name="T8">--)</text:span> <text:span text:style-name="T9">cout</text:span> <text:span text:style-name="T8">&lt;&lt;</text:span> <text:span text:style-name="T10">' '</text:span><text:span text:style-name="T6">;</text:span></text:p>
        <text:p text:style-name="P21"/>
        <text:p text:style-name="P18"><text:s text:c="8"/><text:span text:style-name="T6">}</text:span> <text:span text:style-name="T3">else</text:span> <text:span text:style-name="T6">{</text:span></text:p>
        <text:p text:style-name="P18"><text:s text:c="12"/><text:span text:style-name="T9">cout</text:span> <text:span text:style-name="T8">&lt;&lt;</text:span> c<text:span text:style-name="T6">;</text:span></text:p>
        <text:p text:style-name="P18"><text:s text:c="12"/><text:span text:style-name="T3">if</text:span> <text:span text:style-name="T8">(</text:span>snd<text:span text:style-name="T8">)</text:span> <text:span text:style-name="T6">{</text:span></text:p>
        <text:p text:style-name="P18"><text:s text:c="16"/><text:span text:style-name="T3">if</text:span> <text:span text:style-name="T8">(</text:span>c <text:span text:style-name="T8">==</text:span> <text:span text:style-name="T10">'.'</text:span><text:span text:style-name="T8">)</text:span></text:p>
        <text:p text:style-name="P18"><text:s text:c="20"/>Console<text:span text:style-name="T6">::</text:span><text:span text:style-name="T7">Beep</text:span><text:span text:style-name="T8">(</text:span>FREQ<text:span text:style-name="T8">,</text:span> DUR<text:span text:style-name="T8">)</text:span><text:span text:style-name="T6">;</text:span></text:p>
        <text:p text:style-name="P18"><text:s text:c="16"/><text:span text:style-name="T3">else</text:span> <text:span text:style-name="T3">if</text:span> <text:span text:style-name="T8">(</text:span>c <text:span text:style-name="T8">==</text:span> <text:span text:style-name="T10">'-'</text:span><text:span text:style-name="T8">)</text:span></text:p>
        <text:p text:style-name="P18"><text:s text:c="20"/>Console<text:span text:style-name="T6">::</text:span><text:span text:style-name="T7">Beep</text:span><text:span text:style-name="T8">(</text:span>FREQ<text:span text:style-name="T8">,</text:span> DUR <text:span text:style-name="T8">*</text:span> <text:span text:style-name="T11">3</text:span><text:span text:style-name="T8">)</text:span><text:span text:style-name="T6">;</text:span></text:p>
        <text:p text:style-name="P18"><text:s text:c="16"/><text:span text:style-name="T7">Sleep</text:span><text:span text:style-name="T8">(</text:span>DUR<text:span text:style-name="T8">)</text:span><text:span text:style-name="T6">;</text:span></text:p>
        <text:p text:style-name="P18"><text:s text:c="12"/><text:span text:style-name="T6">}</text:span></text:p>
        <text:p text:style-name="P18"><text:s text:c="8"/><text:span text:style-name="T6">}</text:span></text:p>
        <text:p text:style-name="P18"><text:s text:c="4"/><text:span text:style-name="T6">}</text:span></text:p>
        <text:p text:style-name="P21"/>
        <text:p text:style-name="P18"><text:s text:c="4"/><text:span text:style-name="T9">cout</text:span> <text:span text:style-name="T8">&lt;&lt;</text:span> <text:span text:style-name="T9">endl</text:span><text:span text:style-name="T6">;</text:span></text:p>
        <text:p text:style-name="P18"><text:s text:c="4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  <text:p text:style-name="P21"/>
        <text:p text:style-name="P18"><text:s text:c="4"/><text:span text:style-name="T3">return</text:span> <text:span text:style-name="T11">0</text:span><text:span text:style-name="T6">;</text:span></text:p>
        <text:p text:style-name="P20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nap-to-layout-grid="false"/>
      <style:text-properties fo:color="#696969" style:font-name="Ubuntu Mono1" fo:font-family="'Ubuntu Mono'" style:font-pitch="fixed" fo:font-size="10pt" officeooo:rsid="001616a1" style:font-name-asian="Ubuntu Mono1" style:font-family-asian="'Ubuntu Mono'" style:font-pitch-asian="fixed" style:font-size-asian="10pt" style:font-name-complex="標楷體" style:font-family-complex="標楷體" style:font-family-generic-complex="scri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Preformatted_20_Text" style:class="text" style:master-page-name="">
      <style:paragraph-properties fo:line-height="115%" style:page-number="auto">
        <style:tab-stops/>
      </style:paragraph-properties>
      <style:text-properties style:font-name="Ubuntu Mono" fo:font-family="'Ubuntu Mono'" style:font-style-name="標準" style:font-pitch="fixed" fo:font-size="11pt" style:font-name-asian="思源黑體 HW Regular" style:font-family-asian="'思源黑體 HW Regular'" style:font-style-name-asian="標準" style:font-pitch-asian="variable" style:font-size-asian="11p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95959" fo:font-size="8pt" style:font-size-asian="8pt"/>
    </style:style>
    <style:style style:name="MP2" style:family="paragraph" style:parent-style-name="Standard">
      <style:paragraph-properties fo:margin-left="-0.25cm" fo:margin-right="0cm" fo:text-indent="0cm" style:auto-text-indent="fals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M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91cm" draw:visible-area-height="1.018cm"/>
    </style:style>
    <style:page-layout style:name="Mpm1">
      <style:page-layout-properties fo:page-width="21.001cm" fo:page-height="29.7cm" style:num-format="1" style:print-orientation="portrait" fo:margin-top="1cm" fo:margin-bottom="2.54cm" fo:margin-left="2.18cm" fo:margin-right="2.18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框架1" text:anchor-type="char" svg:x="-1.334cm" svg:y="-0.09cm" svg:width="1.346cm" svg:height="1.298cm" draw:z-index="4"><draw:text-box><text:p text:style-name="MP2"><draw:frame draw:style-name="Mfr2" draw:name="物件1" text:anchor-type="as-char" svg:width="1.099cm" svg:height="0.889cm" draw:z-index="9"><draw:object-ole xlink:href="./Object 1" xlink:type="simple" xlink:show="embed" xlink:actuate="onLoad"/><draw:image xlink:href="./ObjectReplacements/Object 1" xlink:type="simple" xlink:show="embed" xlink:actuate="onLoad"/></draw:frame></text:p></draw:text-box></draw:frame>611 18200 Computer Programming Language</text:p>
        <text:p text:style-name="MP1">Department of Bio-Industrial Mechatronics Engineering</text:p>
        <text:p text:style-name="MP1">National Taiwan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計算機程式語言</dc:title>
    <meta:initial-creator>林達德</meta:initial-creator>
    <meta:creation-date>2013-09-12T15:03:00</meta:creation-date>
    <dc:date>2015-12-17T14:18:08.929045861</dc:date>
    <meta:editing-cycles>25</meta:editing-cycles>
    <meta:editing-duration>P2171DT10H37M50S</meta:editing-duration>
    <meta:generator>LibreOffice/5.0.2.2$Linux_X86_64 LibreOffice_project/00m0$Build-2</meta:generator>
    <meta:document-statistic meta:table-count="2" meta:image-count="0" meta:object-count="1" meta:page-count="5" meta:paragraph-count="283" meta:word-count="1234" meta:character-count="8179" meta:non-whitespace-character-count="5378"/>
  </office:meta>
</office:document-meta>
</file>